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4923in" text:min-label-width="0.2604in" text:list-level-position-and-space-mode="label-alignment">
          <style:list-level-label-alignment text:label-followed-by="listtab" fo:margin-left="0.7527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1.25in" text:list-level-position-and-space-mode="label-alignment">
          <style:list-level-label-alignment text:label-followed-by="listtab" fo:margin-left="4.2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4in" text:min-label-width="1.5in" text:list-level-position-and-space-mode="label-alignment">
          <style:list-level-label-alignment text:label-followed-by="listtab" fo:margin-left="5.5in" fo:text-indent="-1.5in"/>
        </style:list-level-properties>
      </text:list-level-style-number>
    </text:list-style>
    <text:list-style style:name="LFO5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style:style style:name="P1" style:parent-style-name="Заголовок1" style:master-page-name="MP0" style:family="paragraph">
      <style:paragraph-properties fo:break-before="page" fo:text-align="center" fo:line-height="150%"/>
      <style:text-properties fo:font-size="14pt" style:font-size-asian="14pt" style:font-size-complex="14pt"/>
    </style:style>
    <style:style style:name="P2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3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5" style:parent-style-name="Textbody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6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7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8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9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0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1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8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9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0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1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3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24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7" style:parent-style-name="Textbody" style:family="paragraph">
      <style:paragraph-properties fo:line-height="150%"/>
    </style:style>
    <style:style style:name="T2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29" style:parent-style-name="Textbody" style:family="paragraph">
      <style:paragraph-properties fo:line-height="150%"/>
    </style:style>
    <style:style style:name="T3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1" style:parent-style-name="Textbody" style:family="paragraph">
      <style:paragraph-properties fo:line-height="150%"/>
    </style:style>
    <style:style style:name="T3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3" style:parent-style-name="Textbody" style:family="paragraph">
      <style:paragraph-properties fo:line-height="150%"/>
    </style:style>
    <style:style style:name="T3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5" style:parent-style-name="Textbody" style:family="paragraph">
      <style:paragraph-properties fo:line-height="150%"/>
    </style:style>
    <style:style style:name="T3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7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9" style:parent-style-name="Textbody" style:family="paragraph">
      <style:paragraph-properties fo:line-height="150%"/>
    </style:style>
    <style:style style:name="T4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1" style:parent-style-name="Textbody" style:family="paragraph">
      <style:paragraph-properties fo:line-height="150%"/>
    </style:style>
    <style:style style:name="T4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3" style:parent-style-name="Textbody" style:family="paragraph">
      <style:paragraph-properties fo:line-height="150%"/>
    </style:style>
    <style:style style:name="T4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5" style:parent-style-name="Textbody" style:family="paragraph">
      <style:paragraph-properties fo:line-height="150%"/>
    </style:style>
    <style:style style:name="T4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7" style:parent-style-name="Textbody" style:family="paragraph">
      <style:paragraph-properties fo:line-height="150%"/>
    </style:style>
    <style:style style:name="T4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9" style:parent-style-name="Textbody" style:family="paragraph">
      <style:paragraph-properties fo:line-height="150%"/>
    </style:style>
    <style:style style:name="T5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1" style:parent-style-name="Textbody" style:family="paragraph">
      <style:paragraph-properties fo:line-height="150%"/>
    </style:style>
    <style:style style:name="T5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0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" style:parent-style-name="Textbody" style:family="paragraph">
      <style:paragraph-properties fo:line-height="150%" fo:text-indent="0.4923in"/>
    </style:style>
    <style:style style:name="T6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5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8" style:parent-style-name="Textbody" style:family="paragraph">
      <style:paragraph-properties fo:line-height="150%" fo:text-indent="0.4923in"/>
    </style:style>
    <style:style style:name="T6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P7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7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" style:parent-style-name="Textbody" style:family="paragraph">
      <style:paragraph-properties fo:line-height="150%"/>
    </style:style>
    <style:style style:name="T7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P8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8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3" style:parent-style-name="Textbody" style:family="paragraph">
      <style:paragraph-properties fo:line-height="150%" fo:text-indent="0.4923in"/>
    </style:style>
    <style:style style:name="T8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5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7" style:parent-style-name="Textbody" style:family="paragraph">
      <style:paragraph-properties fo:line-height="150%" fo:text-indent="0.4923in"/>
    </style:style>
    <style:style style:name="P88" style:parent-style-name="Textbody" style:family="paragraph">
      <style:paragraph-properties fo:line-height="150%" fo:text-indent="0.4923in"/>
    </style:style>
    <style:style style:name="P89" style:parent-style-name="Textbody" style:family="paragraph">
      <style:paragraph-properties fo:line-height="150%" fo:text-indent="0.4923in"/>
    </style:style>
    <style:style style:name="P90" style:parent-style-name="Textbody" style:family="paragraph">
      <style:paragraph-properties fo:line-height="150%" fo:text-indent="0.4923in"/>
    </style:style>
    <style:style style:name="P91" style:parent-style-name="Textbody" style:family="paragraph">
      <style:paragraph-properties fo:line-height="150%" fo:text-indent="0.4923in"/>
    </style:style>
    <style:style style:name="P9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93" style:parent-style-name="Textbody" style:family="paragraph">
      <style:paragraph-properties fo:line-height="150%" fo:text-indent="0.4923in"/>
    </style:style>
    <style:style style:name="T9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9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9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97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8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9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0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5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6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7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8" style:parent-style-name="Textbody" style:family="paragraph">
      <style:paragraph-properties fo:line-height="150%" fo:text-indent="0.4923in"/>
    </style:style>
    <style:style style:name="T10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1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1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1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1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1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1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17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18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19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20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2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28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2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1" style:parent-style-name="Textbody" style:family="paragraph">
      <style:paragraph-properties fo:line-height="150%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T133" style:parent-style-name="Основнойшрифтабзаца" style:family="text">
      <style:text-properties fo:font-size="14pt" style:font-size-asian="14pt" style:font-size-complex="14pt"/>
    </style:style>
    <style:style style:name="T1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P13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40" style:parent-style-name="Textbody" style:family="paragraph">
      <style:paragraph-properties fo:line-height="150%" fo:text-indent="0.4923in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T1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T1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T1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48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50" style:parent-style-name="Textbody" style:family="paragraph">
      <style:paragraph-properties fo:line-height="150%" fo:text-indent="0.4923in"/>
    </style:style>
    <style:style style:name="T15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5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53" style:parent-style-name="Textbody" style:family="paragraph">
      <style:paragraph-properties fo:line-height="150%" fo:text-indent="0.4923in"/>
    </style:style>
    <style:style style:name="T15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55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56" style:parent-style-name="Основнойшрифтабзаца" style:family="text">
      <style:text-properties fo:font-size="14pt" style:font-size-asian="14pt" style:font-size-complex="14pt"/>
    </style:style>
    <style:style style:name="P157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58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59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60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61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6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63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64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6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67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6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70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71" style:parent-style-name="Textbody" style:family="paragraph">
      <style:paragraph-properties fo:line-height="150%" fo:margin-left="0.2604in" fo:text-indent="0.2319in">
        <style:tab-stops/>
      </style:paragraph-properties>
      <style:text-properties fo:font-size="14pt" style:font-size-asian="14pt" style:font-size-complex="14pt"/>
    </style:style>
    <style:style style:name="P172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73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74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75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7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7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7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7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8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8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8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8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8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85" style:parent-style-name="Textbody" style:family="paragraph">
      <style:paragraph-properties fo:line-height="150%" fo:text-indent="0.4923in"/>
    </style:style>
    <style:style style:name="T18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8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88" style:parent-style-name="Textbody" style:family="paragraph">
      <style:paragraph-properties fo:line-height="150%" fo:text-indent="0.4923in"/>
    </style:style>
    <style:style style:name="T18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9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9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9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3" style:parent-style-name="Textbody" style:family="paragraph">
      <style:paragraph-properties fo:line-height="150%" fo:text-indent="0.4923in"/>
    </style:style>
    <style:style style:name="T19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9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96" style:parent-style-name="Textbody" style:family="paragraph">
      <style:paragraph-properties fo:line-height="150%" fo:text-indent="0.4923in"/>
    </style:style>
    <style:style style:name="T19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9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9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0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0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0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03" style:parent-style-name="Textbody" style:family="paragraph">
      <style:paragraph-properties fo:line-height="150%" fo:text-indent="0.4923in"/>
    </style:style>
    <style:style style:name="T20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05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0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07" style:parent-style-name="Основнойшрифтабзаца" style:family="text">
      <style:text-properties fo:font-size="14pt" style:font-size-asian="14pt" style:font-size-complex="14pt"/>
    </style:style>
    <style:style style:name="T208" style:parent-style-name="Основнойшрифтабзаца" style:family="text">
      <style:text-properties fo:font-size="14pt" style:font-size-asian="14pt" style:font-size-complex="14pt"/>
    </style:style>
    <style:style style:name="P20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10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1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1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1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1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1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TableColumn217" style:family="table-column">
      <style:table-column-properties style:column-width="0.5479in"/>
    </style:style>
    <style:style style:name="TableColumn218" style:family="table-column">
      <style:table-column-properties style:column-width="0.7048in"/>
    </style:style>
    <style:style style:name="TableColumn219" style:family="table-column">
      <style:table-column-properties style:column-width="0.3631in"/>
    </style:style>
    <style:style style:name="TableColumn220" style:family="table-column">
      <style:table-column-properties style:column-width="0.5847in"/>
    </style:style>
    <style:style style:name="TableColumn221" style:family="table-column">
      <style:table-column-properties style:column-width="0.518in"/>
    </style:style>
    <style:style style:name="TableColumn222" style:family="table-column">
      <style:table-column-properties style:column-width="1.4513in"/>
    </style:style>
    <style:style style:name="TableColumn223" style:family="table-column">
      <style:table-column-properties style:column-width="0.643in"/>
    </style:style>
    <style:style style:name="TableColumn224" style:family="table-column">
      <style:table-column-properties style:column-width="0.5666in"/>
    </style:style>
    <style:style style:name="TableColumn225" style:family="table-column">
      <style:table-column-properties style:column-width="0.5666in"/>
    </style:style>
    <style:style style:name="TableColumn226" style:family="table-column">
      <style:table-column-properties style:column-width="0.5666in"/>
    </style:style>
    <style:style style:name="TableColumn227" style:family="table-column">
      <style:table-column-properties style:column-width="0.5666in"/>
    </style:style>
    <style:style style:name="Table216" style:family="table">
      <style:table-properties style:width="7.0798in" fo:margin-left="0in" table:align="left"/>
    </style:style>
    <style:style style:name="TableRow228" style:family="table-row">
      <style:table-row-properties style:min-row-height="2.0236in" fo:keep-together="always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Textbody" style:family="paragraph">
      <style:paragraph-properties fo:line-height="150%"/>
      <style:text-properties style:font-weight-complex="bold"/>
    </style:style>
    <style:style style:name="P231" style:parent-style-name="Textbody" style:family="paragraph">
      <style:paragraph-properties fo:line-height="150%"/>
      <style:text-properties style:font-weight-complex="bold"/>
    </style:style>
    <style:style style:name="P232" style:parent-style-name="Textbody" style:family="paragraph">
      <style:paragraph-properties fo:line-height="150%"/>
      <style:text-properties style:font-weight-complex="bold"/>
    </style:style>
    <style:style style:name="P233" style:parent-style-name="Textbody" style:family="paragraph">
      <style:paragraph-properties fo:line-height="150%"/>
      <style:text-properties style:font-weight-complex="bold"/>
    </style:style>
    <style:style style:name="P234" style:parent-style-name="Textbody" style:family="paragraph">
      <style:paragraph-properties fo:line-height="150%"/>
      <style:text-properties style:font-weight-complex="bold"/>
    </style:style>
    <style:style style:name="P235" style:parent-style-name="Textbody" style:family="paragraph">
      <style:paragraph-properties fo:line-height="150%"/>
      <style:text-properties style:font-weight-complex="bold"/>
    </style:style>
    <style:style style:name="P236" style:parent-style-name="Textbody" style:family="paragraph">
      <style:paragraph-properties fo:line-height="150%"/>
      <style:text-properties style:font-weight-complex="bold"/>
    </style:style>
    <style:style style:name="P237" style:parent-style-name="Textbody" style:family="paragraph">
      <style:paragraph-properties fo:line-height="150%"/>
      <style:text-properties style:font-weight-complex="bold"/>
    </style:style>
    <style:style style:name="P238" style:parent-style-name="Textbody" style:family="paragraph">
      <style:paragraph-properties fo:line-height="150%"/>
      <style:text-properties style:font-weight-complex="bold"/>
    </style:style>
    <style:style style:name="P239" style:parent-style-name="Textbody" style:family="paragraph">
      <style:paragraph-properties fo:line-height="150%"/>
      <style:text-properties style:font-weight-complex="bold"/>
    </style:style>
    <style:style style:name="P240" style:parent-style-name="Textbody" style:family="paragraph">
      <style:paragraph-properties fo:line-height="150%"/>
      <style:text-properties style:font-weight-complex="bold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Textbody" style:family="paragraph">
      <style:paragraph-properties fo:line-height="150%"/>
      <style:text-properties style:font-weight-complex="bold"/>
    </style:style>
    <style:style style:name="TableCell243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44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45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46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47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48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49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50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51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52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Row253" style:family="table-row">
      <style:table-row-properties/>
    </style:style>
    <style:style style:name="P254" style:parent-style-name="Textbody" style:family="paragraph">
      <style:paragraph-properties fo:line-height="150%"/>
      <style:text-properties style:font-weight-complex="bold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Textbody" style:family="paragraph">
      <style:paragraph-properties fo:line-height="150%"/>
      <style:text-properties style:font-weight-complex="bold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Textbody" style:family="paragraph">
      <style:paragraph-properties fo:line-height="150%"/>
      <style:text-properties style:font-weight-complex="bold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Textbody" style:family="paragraph">
      <style:paragraph-properties fo:line-height="150%"/>
      <style:text-properties style:font-weight-complex="bold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Textbody" style:family="paragraph">
      <style:paragraph-properties fo:line-height="150%"/>
      <style:text-properties style:font-weight-complex="bold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Textbody" style:family="paragraph">
      <style:paragraph-properties fo:line-height="150%"/>
      <style:text-properties style:font-weight-complex="bold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Textbody" style:family="paragraph">
      <style:paragraph-properties fo:line-height="150%"/>
      <style:text-properties style:font-weight-complex="bold" fo:language="en" fo:country="US"/>
    </style:style>
    <style:style style:name="TableRow267" style:family="table-row">
      <style:table-row-properties/>
    </style:style>
    <style:style style:name="P268" style:parent-style-name="Textbody" style:family="paragraph">
      <style:paragraph-properties fo:line-height="150%"/>
      <style:text-properties style:font-weight-complex="bold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Textbody" style:family="paragraph">
      <style:paragraph-properties fo:line-height="150%"/>
      <style:text-properties style:font-weight-complex="bold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Textbody" style:family="paragraph">
      <style:paragraph-properties fo:line-height="150%"/>
      <style:text-properties style:font-weight-complex="bold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Textbody" style:family="paragraph">
      <style:paragraph-properties fo:line-height="150%"/>
      <style:text-properties style:font-weight-complex="bold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Textbody" style:family="paragraph">
      <style:paragraph-properties fo:line-height="150%"/>
      <style:text-properties style:font-weight-complex="bold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Textbody" style:family="paragraph">
      <style:paragraph-properties fo:line-height="150%"/>
      <style:text-properties style:font-weight-complex="bold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Textbody" style:family="paragraph">
      <style:paragraph-properties fo:line-height="150%"/>
      <style:text-properties style:font-weight-complex="bold"/>
    </style:style>
    <style:style style:name="TableRow281" style:family="table-row">
      <style:table-row-properties/>
    </style:style>
    <style:style style:name="P282" style:parent-style-name="Textbody" style:family="paragraph">
      <style:paragraph-properties fo:line-height="150%"/>
      <style:text-properties style:font-weight-complex="bold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Textbody" style:family="paragraph">
      <style:paragraph-properties fo:line-height="150%"/>
      <style:text-properties style:font-weight-complex="bold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Textbody" style:family="paragraph">
      <style:paragraph-properties fo:line-height="150%"/>
      <style:text-properties style:font-weight-complex="bold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Textbody" style:family="paragraph">
      <style:paragraph-properties fo:line-height="150%"/>
      <style:text-properties style:font-weight-complex="bold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Textbody" style:family="paragraph">
      <style:paragraph-properties fo:line-height="150%"/>
      <style:text-properties style:font-weight-complex="bold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Textbody" style:family="paragraph">
      <style:paragraph-properties fo:line-height="150%"/>
      <style:text-properties style:font-weight-complex="bold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Textbody" style:family="paragraph">
      <style:paragraph-properties fo:line-height="150%"/>
      <style:text-properties style:font-weight-complex="bold"/>
    </style:style>
    <style:style style:name="TableRow295" style:family="table-row">
      <style:table-row-properties/>
    </style:style>
    <style:style style:name="P296" style:parent-style-name="Textbody" style:family="paragraph">
      <style:paragraph-properties fo:line-height="150%"/>
      <style:text-properties style:font-weight-complex="bold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Textbody" style:family="paragraph">
      <style:paragraph-properties fo:line-height="150%"/>
      <style:text-properties style:font-weight-complex="bold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Textbody" style:family="paragraph">
      <style:paragraph-properties fo:line-height="150%"/>
      <style:text-properties style:font-weight-complex="bold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Textbody" style:family="paragraph">
      <style:paragraph-properties fo:line-height="150%"/>
      <style:text-properties style:font-weight-complex="bold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Textbody" style:family="paragraph">
      <style:paragraph-properties fo:line-height="150%"/>
      <style:text-properties style:font-weight-complex="bold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Textbody" style:family="paragraph">
      <style:paragraph-properties fo:line-height="150%"/>
      <style:text-properties style:font-weight-complex="bold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Textbody" style:family="paragraph">
      <style:paragraph-properties fo:line-height="150%"/>
      <style:text-properties style:font-weight-complex="bold" fo:language="en" fo:country="US"/>
    </style:style>
    <style:style style:name="TableRow309" style:family="table-row">
      <style:table-row-properties/>
    </style:style>
    <style:style style:name="P310" style:parent-style-name="Textbody" style:family="paragraph">
      <style:paragraph-properties fo:line-height="150%"/>
      <style:text-properties style:font-weight-complex="bold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Textbody" style:family="paragraph">
      <style:paragraph-properties fo:line-height="150%"/>
      <style:text-properties style:font-weight-complex="bold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Textbody" style:family="paragraph">
      <style:paragraph-properties fo:line-height="150%"/>
      <style:text-properties style:font-weight-complex="bold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Textbody" style:family="paragraph">
      <style:paragraph-properties fo:line-height="150%"/>
      <style:text-properties style:font-weight-complex="bold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Textbody" style:family="paragraph">
      <style:paragraph-properties fo:line-height="150%"/>
      <style:text-properties style:font-weight-complex="bold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Textbody" style:family="paragraph">
      <style:paragraph-properties fo:line-height="150%"/>
      <style:text-properties style:font-weight-complex="bold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Textbody" style:family="paragraph">
      <style:paragraph-properties fo:line-height="150%"/>
      <style:text-properties style:font-weight-complex="bold" fo:language="en" fo:country="US"/>
    </style:style>
    <style:style style:name="TableRow323" style:family="table-row">
      <style:table-row-properties/>
    </style:style>
    <style:style style:name="P324" style:parent-style-name="Textbody" style:family="paragraph">
      <style:paragraph-properties fo:line-height="150%"/>
      <style:text-properties style:font-weight-complex="bold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Textbody" style:family="paragraph">
      <style:paragraph-properties fo:line-height="150%"/>
      <style:text-properties style:font-weight-complex="bold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Textbody" style:family="paragraph">
      <style:paragraph-properties fo:line-height="150%"/>
      <style:text-properties style:font-weight-complex="bold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Textbody" style:family="paragraph">
      <style:paragraph-properties fo:line-height="150%"/>
      <style:text-properties style:font-weight-complex="bold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Textbody" style:family="paragraph">
      <style:paragraph-properties fo:line-height="150%"/>
      <style:text-properties style:font-weight-complex="bold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Textbody" style:family="paragraph">
      <style:paragraph-properties fo:line-height="150%"/>
      <style:text-properties style:font-weight-complex="bold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Textbody" style:family="paragraph">
      <style:paragraph-properties fo:line-height="150%"/>
      <style:text-properties style:font-weight-complex="bold" fo:language="en" fo:country="US"/>
    </style:style>
    <style:style style:name="TableRow337" style:family="table-row">
      <style:table-row-properties/>
    </style:style>
    <style:style style:name="P338" style:parent-style-name="Textbody" style:family="paragraph">
      <style:paragraph-properties fo:line-height="150%"/>
      <style:text-properties style:font-weight-complex="bold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Textbody" style:family="paragraph">
      <style:paragraph-properties fo:line-height="150%"/>
      <style:text-properties style:font-weight-complex="bold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Textbody" style:family="paragraph">
      <style:paragraph-properties fo:line-height="150%"/>
      <style:text-properties style:font-weight-complex="bold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Textbody" style:family="paragraph">
      <style:paragraph-properties fo:line-height="150%"/>
      <style:text-properties style:font-weight-complex="bold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Textbody" style:family="paragraph">
      <style:paragraph-properties fo:line-height="150%"/>
      <style:text-properties style:font-weight-complex="bold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Textbody" style:family="paragraph">
      <style:paragraph-properties fo:line-height="150%"/>
      <style:text-properties style:font-weight-complex="bold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Textbody" style:family="paragraph">
      <style:paragraph-properties fo:line-height="150%"/>
      <style:text-properties style:font-weight-complex="bold" fo:language="en" fo:country="US"/>
    </style:style>
    <style:style style:name="TableRow351" style:family="table-row">
      <style:table-row-properties/>
    </style:style>
    <style:style style:name="P352" style:parent-style-name="Textbody" style:family="paragraph">
      <style:paragraph-properties fo:line-height="150%"/>
      <style:text-properties style:font-weight-complex="bold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Textbody" style:family="paragraph">
      <style:paragraph-properties fo:line-height="150%"/>
      <style:text-properties style:font-weight-complex="bold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Textbody" style:family="paragraph">
      <style:paragraph-properties fo:line-height="150%"/>
      <style:text-properties style:font-weight-complex="bold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Textbody" style:family="paragraph">
      <style:paragraph-properties fo:line-height="150%"/>
      <style:text-properties style:font-weight-complex="bold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Textbody" style:family="paragraph">
      <style:paragraph-properties fo:line-height="150%"/>
      <style:text-properties style:font-weight-complex="bold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Textbody" style:family="paragraph">
      <style:paragraph-properties fo:line-height="150%"/>
      <style:text-properties style:font-weight-complex="bold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Textbody" style:family="paragraph">
      <style:paragraph-properties fo:line-height="150%"/>
      <style:text-properties style:font-weight-complex="bold" fo:language="en" fo:country="US"/>
    </style:style>
    <style:style style:name="TableRow365" style:family="table-row">
      <style:table-row-properties/>
    </style:style>
    <style:style style:name="P366" style:parent-style-name="Textbody" style:family="paragraph">
      <style:paragraph-properties fo:line-height="150%"/>
      <style:text-properties style:font-weight-complex="bold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Textbody" style:family="paragraph">
      <style:paragraph-properties fo:line-height="150%"/>
      <style:text-properties style:font-weight-complex="bold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Textbody" style:family="paragraph">
      <style:paragraph-properties fo:line-height="150%"/>
      <style:text-properties style:font-weight-complex="bold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Textbody" style:family="paragraph">
      <style:paragraph-properties fo:line-height="150%"/>
      <style:text-properties style:font-weight-complex="bold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Textbody" style:family="paragraph">
      <style:paragraph-properties fo:line-height="150%"/>
      <style:text-properties style:font-weight-complex="bold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Textbody" style:family="paragraph">
      <style:paragraph-properties fo:line-height="150%"/>
      <style:text-properties style:font-weight-complex="bold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Textbody" style:family="paragraph">
      <style:paragraph-properties fo:line-height="150%"/>
      <style:text-properties style:font-weight-complex="bold"/>
    </style:style>
    <style:style style:name="TableRow379" style:family="table-row">
      <style:table-row-properties/>
    </style:style>
    <style:style style:name="P380" style:parent-style-name="Textbody" style:family="paragraph">
      <style:paragraph-properties fo:line-height="150%"/>
      <style:text-properties style:font-weight-complex="bold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Textbody" style:family="paragraph">
      <style:paragraph-properties fo:line-height="150%"/>
      <style:text-properties style:font-weight-complex="bold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Textbody" style:family="paragraph">
      <style:paragraph-properties fo:line-height="150%"/>
      <style:text-properties style:font-weight-complex="bold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Textbody" style:family="paragraph">
      <style:paragraph-properties fo:line-height="150%"/>
      <style:text-properties style:font-weight-complex="bold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Textbody" style:family="paragraph">
      <style:paragraph-properties fo:line-height="150%"/>
      <style:text-properties style:font-weight-complex="bold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Textbody" style:family="paragraph">
      <style:paragraph-properties fo:line-height="150%"/>
      <style:text-properties style:font-weight-complex="bold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Textbody" style:family="paragraph">
      <style:paragraph-properties fo:line-height="150%"/>
      <style:text-properties style:font-weight-complex="bold"/>
    </style:style>
    <style:style style:name="TableRow393" style:family="table-row">
      <style:table-row-properties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Textbody" style:family="paragraph">
      <style:paragraph-properties fo:line-height="150%"/>
      <style:text-properties style:font-weight-complex="bold"/>
    </style:style>
    <style:style style:name="P396" style:parent-style-name="Textbody" style:family="paragraph">
      <style:paragraph-properties fo:line-height="150%"/>
      <style:text-properties style:font-weight-complex="bold"/>
    </style:style>
    <style:style style:name="P397" style:parent-style-name="Textbody" style:family="paragraph">
      <style:paragraph-properties fo:line-height="150%"/>
      <style:text-properties style:font-weight-complex="bold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Textbody" style:family="paragraph">
      <style:paragraph-properties fo:line-height="150%"/>
      <style:text-properties style:font-weight-complex="bold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Textbody" style:family="paragraph">
      <style:paragraph-properties fo:line-height="150%"/>
      <style:text-properties style:font-weight-complex="bold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Textbody" style:family="paragraph">
      <style:paragraph-properties fo:line-height="150%"/>
      <style:text-properties style:font-weight-complex="bold"/>
    </style:style>
    <style:style style:name="P404" style:parent-style-name="Textbody" style:family="paragraph">
      <style:paragraph-properties fo:line-height="150%"/>
      <style:text-properties style:font-weight-complex="bold"/>
    </style:style>
    <style:style style:name="P405" style:parent-style-name="Textbody" style:family="paragraph">
      <style:paragraph-properties fo:line-height="150%"/>
      <style:text-properties style:font-weight-complex="bold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Textbody" style:family="paragraph">
      <style:paragraph-properties fo:line-height="150%"/>
      <style:text-properties style:font-weight-complex="bold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Textbody" style:family="paragraph">
      <style:paragraph-properties fo:line-height="150%"/>
      <style:text-properties style:font-weight-complex="bold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Textbody" style:family="paragraph">
      <style:paragraph-properties fo:line-height="150%"/>
      <style:text-properties style:font-weight-complex="bold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Textbody" style:family="paragraph">
      <style:paragraph-properties fo:line-height="150%"/>
      <style:text-properties style:font-weight-complex="bold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Textbody" style:family="paragraph">
      <style:paragraph-properties fo:line-height="150%"/>
      <style:text-properties style:font-weight-complex="bold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Textbody" style:family="paragraph">
      <style:paragraph-properties fo:line-height="150%"/>
      <style:text-properties style:font-weight-complex="bold"/>
    </style:style>
    <style:style style:name="TableRow418" style:family="table-row">
      <style:table-row-properties/>
    </style:style>
    <style:style style:name="P419" style:parent-style-name="Textbody" style:family="paragraph">
      <style:paragraph-properties fo:line-height="150%"/>
      <style:text-properties style:font-weight-complex="bold"/>
    </style:style>
    <style:style style:name="P420" style:parent-style-name="Textbody" style:family="paragraph">
      <style:paragraph-properties fo:line-height="150%"/>
      <style:text-properties style:font-weight-complex="bold"/>
    </style:style>
    <style:style style:name="P421" style:parent-style-name="Textbody" style:family="paragraph">
      <style:paragraph-properties fo:line-height="150%"/>
      <style:text-properties style:font-weight-complex="bold"/>
    </style:style>
    <style:style style:name="P422" style:parent-style-name="Textbody" style:family="paragraph">
      <style:paragraph-properties fo:line-height="150%"/>
      <style:text-properties style:font-weight-complex="bold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Textbody" style:family="paragraph">
      <style:paragraph-properties fo:line-height="150%"/>
      <style:text-properties style:font-weight-complex="bold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Textbody" style:family="paragraph">
      <style:paragraph-properties fo:line-height="150%"/>
      <style:text-properties style:font-weight-complex="bold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Textbody" style:family="paragraph">
      <style:paragraph-properties fo:line-height="150%"/>
      <style:text-properties style:font-weight-complex="bold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Textbody" style:family="paragraph">
      <style:paragraph-properties fo:line-height="150%"/>
      <style:text-properties style:font-weight-complex="bold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Textbody" style:family="paragraph">
      <style:paragraph-properties fo:line-height="150%"/>
      <style:text-properties style:font-weight-complex="bold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Textbody" style:family="paragraph">
      <style:paragraph-properties fo:line-height="150%"/>
      <style:text-properties style:font-weight-complex="bold"/>
    </style:style>
    <style:style style:name="TableRow435" style:family="table-row">
      <style:table-row-properties/>
    </style:style>
    <style:style style:name="P436" style:parent-style-name="Textbody" style:family="paragraph">
      <style:paragraph-properties fo:line-height="150%"/>
      <style:text-properties style:font-weight-complex="bold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Textbody" style:family="paragraph">
      <style:paragraph-properties fo:line-height="150%"/>
      <style:text-properties style:font-weight-complex="bold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Textbody" style:family="paragraph">
      <style:paragraph-properties fo:line-height="150%"/>
      <style:text-properties style:font-weight-complex="bold"/>
    </style:style>
    <style:style style:name="P441" style:parent-style-name="Textbody" style:family="paragraph">
      <style:paragraph-properties fo:line-height="150%"/>
      <style:text-properties style:font-weight-complex="bold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Textbody" style:family="paragraph">
      <style:paragraph-properties fo:line-height="150%"/>
      <style:text-properties style:font-weight-complex="bold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Textbody" style:family="paragraph">
      <style:paragraph-properties fo:line-height="150%"/>
      <style:text-properties style:font-weight-complex="bold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Textbody" style:family="paragraph">
      <style:paragraph-properties fo:line-height="150%"/>
      <style:text-properties style:font-weight-complex="bold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Textbody" style:family="paragraph">
      <style:paragraph-properties fo:line-height="150%"/>
      <style:text-properties style:font-weight-complex="bold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Textbody" style:family="paragraph">
      <style:paragraph-properties fo:line-height="150%"/>
      <style:text-properties style:font-weight-complex="bold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Textbody" style:family="paragraph">
      <style:paragraph-properties fo:line-height="150%"/>
      <style:text-properties style:font-weight-complex="bold" fo:language="en" fo:country="US"/>
    </style:style>
    <style:style style:name="TableRow454" style:family="table-row">
      <style:table-row-properties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Textbody" style:family="paragraph">
      <style:paragraph-properties fo:line-height="150%"/>
      <style:text-properties style:font-weight-complex="bold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Textbody" style:family="paragraph">
      <style:paragraph-properties fo:line-height="150%"/>
      <style:text-properties style:font-weight-complex="bold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Textbody" style:family="paragraph">
      <style:paragraph-properties fo:line-height="150%"/>
      <style:text-properties style:font-weight-complex="bold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Textbody" style:family="paragraph">
      <style:paragraph-properties fo:line-height="150%"/>
      <style:text-properties style:font-weight-complex="bold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Textbody" style:family="paragraph">
      <style:paragraph-properties fo:line-height="150%"/>
      <style:text-properties style:font-weight-complex="bold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Textbody" style:family="paragraph">
      <style:paragraph-properties fo:line-height="150%"/>
      <style:text-properties style:font-weight-complex="bold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Textbody" style:family="paragraph">
      <style:paragraph-properties fo:line-height="150%"/>
      <style:text-properties style:font-weight-complex="bold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Textbody" style:family="paragraph">
      <style:paragraph-properties fo:line-height="150%"/>
      <style:text-properties style:font-weight-complex="bold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Textbody" style:family="paragraph">
      <style:paragraph-properties fo:line-height="150%"/>
      <style:text-properties style:font-weight-complex="bold" fo:language="en" fo:country="US"/>
    </style:style>
    <style:style style:name="TableRow473" style:family="table-row">
      <style:table-row-properties/>
    </style:style>
    <style:style style:name="P474" style:parent-style-name="Textbody" style:family="paragraph">
      <style:paragraph-properties fo:line-height="150%"/>
      <style:text-properties style:font-weight-complex="bold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Textbody" style:family="paragraph">
      <style:paragraph-properties fo:line-height="150%"/>
      <style:text-properties style:font-weight-complex="bold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Textbody" style:family="paragraph">
      <style:paragraph-properties fo:line-height="150%"/>
      <style:text-properties style:font-weight-complex="bold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Textbody" style:family="paragraph">
      <style:paragraph-properties fo:line-height="150%"/>
      <style:text-properties style:font-weight-complex="bold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Textbody" style:family="paragraph">
      <style:paragraph-properties fo:line-height="150%"/>
      <style:text-properties style:font-weight-complex="bold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Textbody" style:family="paragraph">
      <style:paragraph-properties fo:line-height="150%"/>
      <style:text-properties style:font-weight-complex="bold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Textbody" style:family="paragraph">
      <style:paragraph-properties fo:line-height="150%"/>
      <style:text-properties style:font-weight-complex="bold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Textbody" style:family="paragraph">
      <style:paragraph-properties fo:line-height="150%"/>
      <style:text-properties style:font-weight-complex="bold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Textbody" style:family="paragraph">
      <style:paragraph-properties fo:line-height="150%"/>
      <style:text-properties style:font-weight-complex="bold" fo:language="en" fo:country="US"/>
    </style:style>
    <style:style style:name="TableRow491" style:family="table-row">
      <style:table-row-properties/>
    </style:style>
    <style:style style:name="P492" style:parent-style-name="Textbody" style:family="paragraph">
      <style:paragraph-properties fo:line-height="150%"/>
      <style:text-properties style:font-weight-complex="bold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Textbody" style:family="paragraph">
      <style:paragraph-properties fo:line-height="150%"/>
      <style:text-properties style:font-weight-complex="bold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Textbody" style:family="paragraph">
      <style:paragraph-properties fo:line-height="150%"/>
      <style:text-properties style:font-weight-complex="bold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Textbody" style:family="paragraph">
      <style:paragraph-properties fo:line-height="150%"/>
      <style:text-properties style:font-weight-complex="bold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Textbody" style:family="paragraph">
      <style:paragraph-properties fo:line-height="150%"/>
      <style:text-properties style:font-weight-complex="bold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Textbody" style:family="paragraph">
      <style:paragraph-properties fo:line-height="150%"/>
      <style:text-properties style:font-weight-complex="bold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Textbody" style:family="paragraph">
      <style:paragraph-properties fo:line-height="150%"/>
      <style:text-properties style:font-weight-complex="bold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Textbody" style:family="paragraph">
      <style:paragraph-properties fo:line-height="150%"/>
      <style:text-properties style:font-weight-complex="bold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Textbody" style:family="paragraph">
      <style:paragraph-properties fo:line-height="150%"/>
      <style:text-properties style:font-weight-complex="bold" fo:language="en" fo:country="US"/>
    </style:style>
    <style:style style:name="TableRow509" style:family="table-row">
      <style:table-row-properties/>
    </style:style>
    <style:style style:name="P510" style:parent-style-name="Textbody" style:family="paragraph">
      <style:paragraph-properties fo:line-height="150%"/>
      <style:text-properties style:font-weight-complex="bold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Textbody" style:family="paragraph">
      <style:paragraph-properties fo:line-height="150%"/>
      <style:text-properties style:font-weight-complex="bold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Textbody" style:family="paragraph">
      <style:paragraph-properties fo:line-height="150%"/>
      <style:text-properties style:font-weight-complex="bold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Textbody" style:family="paragraph">
      <style:paragraph-properties fo:line-height="150%"/>
      <style:text-properties style:font-weight-complex="bold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Textbody" style:family="paragraph">
      <style:paragraph-properties fo:line-height="150%"/>
      <style:text-properties style:font-weight-complex="bold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Textbody" style:family="paragraph">
      <style:paragraph-properties fo:line-height="150%"/>
      <style:text-properties style:font-weight-complex="bold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Textbody" style:family="paragraph">
      <style:paragraph-properties fo:line-height="150%"/>
      <style:text-properties style:font-weight-complex="bold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Textbody" style:family="paragraph">
      <style:paragraph-properties fo:line-height="150%"/>
      <style:text-properties style:font-weight-complex="bold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Textbody" style:family="paragraph">
      <style:paragraph-properties fo:line-height="150%"/>
      <style:text-properties style:font-weight-complex="bold"/>
    </style:style>
    <style:style style:name="TableRow527" style:family="table-row">
      <style:table-row-properties/>
    </style:style>
    <style:style style:name="P528" style:parent-style-name="Textbody" style:family="paragraph">
      <style:paragraph-properties fo:line-height="150%"/>
      <style:text-properties style:font-weight-complex="bold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Textbody" style:family="paragraph">
      <style:paragraph-properties fo:line-height="150%"/>
      <style:text-properties style:font-weight-complex="bold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Textbody" style:family="paragraph">
      <style:paragraph-properties fo:line-height="150%"/>
      <style:text-properties style:font-weight-complex="bold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Textbody" style:family="paragraph">
      <style:paragraph-properties fo:line-height="150%"/>
      <style:text-properties style:font-weight-complex="bold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Textbody" style:family="paragraph">
      <style:paragraph-properties fo:line-height="150%"/>
      <style:text-properties style:font-weight-complex="bold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Textbody" style:family="paragraph">
      <style:paragraph-properties fo:line-height="150%"/>
      <style:text-properties style:font-weight-complex="bold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Textbody" style:family="paragraph">
      <style:paragraph-properties fo:line-height="150%"/>
      <style:text-properties style:font-weight-complex="bold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Textbody" style:family="paragraph">
      <style:paragraph-properties fo:line-height="150%"/>
      <style:text-properties style:font-weight-complex="bold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Textbody" style:family="paragraph">
      <style:paragraph-properties fo:line-height="150%"/>
      <style:text-properties style:font-weight-complex="bold"/>
    </style:style>
    <style:style style:name="TableRow545" style:family="table-row">
      <style:table-row-properties/>
    </style:style>
    <style:style style:name="P546" style:parent-style-name="Textbody" style:family="paragraph">
      <style:paragraph-properties fo:line-height="150%"/>
      <style:text-properties style:font-weight-complex="bold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Textbody" style:family="paragraph">
      <style:paragraph-properties fo:line-height="150%"/>
      <style:text-properties style:font-weight-complex="bold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Textbody" style:family="paragraph">
      <style:paragraph-properties fo:line-height="150%"/>
      <style:text-properties style:font-weight-complex="bold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Textbody" style:family="paragraph">
      <style:paragraph-properties fo:line-height="150%"/>
      <style:text-properties style:font-weight-complex="bold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Textbody" style:family="paragraph">
      <style:paragraph-properties fo:line-height="150%"/>
      <style:text-properties style:font-weight-complex="bold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Textbody" style:family="paragraph">
      <style:paragraph-properties fo:line-height="150%"/>
      <style:text-properties style:font-weight-complex="bold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Textbody" style:family="paragraph">
      <style:paragraph-properties fo:line-height="150%"/>
      <style:text-properties style:font-weight-complex="bold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Textbody" style:family="paragraph">
      <style:paragraph-properties fo:line-height="150%"/>
      <style:text-properties style:font-weight-complex="bold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Textbody" style:family="paragraph">
      <style:paragraph-properties fo:line-height="150%"/>
      <style:text-properties style:font-weight-complex="bold"/>
    </style:style>
    <style:style style:name="TableRow563" style:family="table-row">
      <style:table-row-properties/>
    </style:style>
    <style:style style:name="P564" style:parent-style-name="Textbody" style:family="paragraph">
      <style:paragraph-properties fo:line-height="150%"/>
      <style:text-properties style:font-weight-complex="bold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Textbody" style:family="paragraph">
      <style:paragraph-properties fo:line-height="150%"/>
      <style:text-properties style:font-weight-complex="bold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Textbody" style:family="paragraph">
      <style:paragraph-properties fo:line-height="150%"/>
      <style:text-properties style:font-weight-complex="bold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Textbody" style:family="paragraph">
      <style:paragraph-properties fo:line-height="150%"/>
      <style:text-properties style:font-weight-complex="bold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Textbody" style:family="paragraph">
      <style:paragraph-properties fo:line-height="150%"/>
      <style:text-properties style:font-weight-complex="bold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Textbody" style:family="paragraph">
      <style:paragraph-properties fo:line-height="150%"/>
      <style:text-properties style:font-weight-complex="bold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Textbody" style:family="paragraph">
      <style:paragraph-properties fo:line-height="150%"/>
      <style:text-properties style:font-weight-complex="bold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Textbody" style:family="paragraph">
      <style:paragraph-properties fo:line-height="150%"/>
      <style:text-properties style:font-weight-complex="bold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Textbody" style:family="paragraph">
      <style:paragraph-properties fo:line-height="150%"/>
      <style:text-properties style:font-weight-complex="bold"/>
    </style:style>
    <style:style style:name="TableRow581" style:family="table-row">
      <style:table-row-properties/>
    </style:style>
    <style:style style:name="P582" style:parent-style-name="Textbody" style:family="paragraph">
      <style:paragraph-properties fo:line-height="150%"/>
      <style:text-properties style:font-weight-complex="bold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Textbody" style:family="paragraph">
      <style:paragraph-properties fo:line-height="150%"/>
      <style:text-properties style:font-weight-complex="bold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Textbody" style:family="paragraph">
      <style:paragraph-properties fo:line-height="150%"/>
      <style:text-properties style:font-weight-complex="bold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Textbody" style:family="paragraph">
      <style:paragraph-properties fo:line-height="150%"/>
      <style:text-properties style:font-weight-complex="bold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Textbody" style:family="paragraph">
      <style:paragraph-properties fo:line-height="150%"/>
      <style:text-properties style:font-weight-complex="bold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Textbody" style:family="paragraph">
      <style:paragraph-properties fo:line-height="150%"/>
      <style:text-properties style:font-weight-complex="bold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Textbody" style:family="paragraph">
      <style:paragraph-properties fo:line-height="150%"/>
      <style:text-properties style:font-weight-complex="bold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Textbody" style:family="paragraph">
      <style:paragraph-properties fo:line-height="150%"/>
      <style:text-properties style:font-weight-complex="bold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Textbody" style:family="paragraph">
      <style:paragraph-properties fo:line-height="150%"/>
      <style:text-properties style:font-weight-complex="bold" fo:language="en" fo:country="US"/>
    </style:style>
    <style:style style:name="TableRow599" style:family="table-row">
      <style:table-row-properties/>
    </style:style>
    <style:style style:name="P600" style:parent-style-name="Textbody" style:family="paragraph">
      <style:paragraph-properties fo:line-height="150%"/>
      <style:text-properties style:font-weight-complex="bold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Textbody" style:family="paragraph">
      <style:paragraph-properties fo:line-height="150%"/>
      <style:text-properties style:font-weight-complex="bold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Textbody" style:family="paragraph">
      <style:paragraph-properties fo:line-height="150%"/>
      <style:text-properties style:font-weight-complex="bold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Textbody" style:family="paragraph">
      <style:paragraph-properties fo:line-height="150%"/>
      <style:text-properties style:font-weight-complex="bold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Textbody" style:family="paragraph">
      <style:paragraph-properties fo:line-height="150%"/>
      <style:text-properties style:font-weight-complex="bold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Textbody" style:family="paragraph">
      <style:paragraph-properties fo:line-height="150%"/>
      <style:text-properties style:font-weight-complex="bold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Textbody" style:family="paragraph">
      <style:paragraph-properties fo:line-height="150%"/>
      <style:text-properties style:font-weight-complex="bold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Textbody" style:family="paragraph">
      <style:paragraph-properties fo:line-height="150%"/>
      <style:text-properties style:font-weight-complex="bold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Textbody" style:family="paragraph">
      <style:paragraph-properties fo:line-height="150%"/>
      <style:text-properties style:font-weight-complex="bold" fo:language="en" fo:country="US"/>
    </style:style>
    <style:style style:name="P61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0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3" style:parent-style-name="Textbody" style:family="paragraph">
      <style:paragraph-properties fo:line-height="150%" fo:text-indent="0.4923in"/>
    </style:style>
    <style:style style:name="T62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2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2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2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2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3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3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9" style:parent-style-name="Textbody" style:family="paragraph">
      <style:paragraph-properties fo:line-height="150%" fo:text-indent="0.4923in"/>
    </style:style>
    <style:style style:name="T65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5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5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5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5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5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5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6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6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6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6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7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7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7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7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7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7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76" style:parent-style-name="Textbody" style:family="paragraph">
      <style:paragraph-properties fo:line-height="150%" fo:text-indent="0.4923in"/>
    </style:style>
    <style:style style:name="T677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78" style:parent-style-name="Обычный" style:family="paragraph">
      <style:paragraph-properties fo:text-align="end"/>
    </style:style>
    <style:style style:name="P67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80" style:parent-style-name="Textbody" style:family="paragraph">
      <style:paragraph-properties fo:line-height="150%" fo:text-indent="0.4923in"/>
    </style:style>
    <style:style style:name="T681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82" style:parent-style-name="Textbody" style:family="paragraph">
      <style:paragraph-properties fo:line-height="150%" fo:text-indent="0.4923in"/>
    </style:style>
    <style:style style:name="T683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84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85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86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87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88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89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90" style:parent-style-name="Обычный" style:family="paragraph">
      <style:paragraph-properties fo:text-align="end"/>
    </style:style>
    <style:style style:name="P691" style:parent-style-name="Textbody" style:family="paragraph">
      <style:paragraph-properties fo:line-height="150%"/>
    </style:style>
    <style:style style:name="T692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93" style:parent-style-name="Обычный" style:family="paragraph">
      <style:paragraph-properties fo:text-align="end"/>
    </style:style>
    <style:style style:name="T694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95" style:parent-style-name="Обычный" style:family="paragraph">
      <style:paragraph-properties fo:text-align="end"/>
    </style:style>
    <style:style style:name="T696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97" style:parent-style-name="Обычный" style:family="paragraph">
      <style:paragraph-properties fo:text-align="end"/>
    </style:style>
    <style:style style:name="T698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99" style:parent-style-name="Обычный" style:family="paragraph">
      <style:paragraph-properties fo:text-align="end"/>
    </style:style>
    <style:style style:name="P70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0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0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0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0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0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0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0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0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09" style:parent-style-name="Textbody" style:family="paragraph">
      <style:paragraph-properties fo:line-height="150%" fo:text-indent="0.4923in"/>
    </style:style>
    <style:style style:name="T71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1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1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1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1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15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1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1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1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9" style:parent-style-name="Textbody" style:family="paragraph">
      <style:paragraph-properties fo:line-height="150%" fo:text-indent="0.4923in"/>
    </style:style>
    <style:style style:name="T72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2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2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2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2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2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2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3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3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3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33" style:parent-style-name="Textbody" style:family="paragraph">
      <style:paragraph-properties fo:line-height="150%" fo:text-indent="0.4923in"/>
    </style:style>
    <style:style style:name="T73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3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3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P73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3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3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4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4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42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43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4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4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4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47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48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4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50" style:parent-style-name="Textbody" style:family="paragraph">
      <style:paragraph-properties fo:line-height="150%"/>
    </style:style>
    <style:style style:name="T75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5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53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 fo:language="en" fo:country="US"/>
    </style:style>
    <style:style style:name="T754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755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 fo:language="en" fo:country="US"/>
    </style:style>
    <style:style style:name="T756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75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58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5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6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6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62" style:parent-style-name="Textbody" style:family="paragraph">
      <style:paragraph-properties fo:line-height="150%"/>
    </style:style>
    <style:style style:name="T76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6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6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6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67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68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6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7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7" style:parent-style-name="Textbody" style:family="paragraph">
      <style:paragraph-properties fo:line-height="150%" fo:text-indent="0.4923in"/>
    </style:style>
    <style:style style:name="T77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7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1" style:parent-style-name="Textbody" style:family="paragraph">
      <style:paragraph-properties fo:line-height="150%" fo:text-indent="0.4923in"/>
    </style:style>
    <style:style style:name="T81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1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1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1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7" style:parent-style-name="Textbody" style:family="paragraph">
      <style:paragraph-properties fo:line-height="150%" fo:text-indent="0.4923in"/>
    </style:style>
    <style:style style:name="T81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1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2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2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3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3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3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3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3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3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3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3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3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3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40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4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4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4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4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4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46" style:parent-style-name="Textbody" style:family="paragraph">
      <style:paragraph-properties fo:line-height="150%" fo:text-indent="0.4923in"/>
    </style:style>
    <style:style style:name="T84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4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4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5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51" style:parent-style-name="Textbody" style:family="paragraph">
      <style:paragraph-properties fo:line-height="150%" fo:text-indent="0.4923in"/>
    </style:style>
    <style:style style:name="T85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5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5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55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5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57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5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5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6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6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6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6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6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6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6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6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6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6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7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7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7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7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7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TableColumn876" style:family="table-column">
      <style:table-column-properties style:column-width="4.1312in" style:use-optimal-column-width="false"/>
    </style:style>
    <style:style style:name="TableColumn877" style:family="table-column">
      <style:table-column-properties style:column-width="0.6888in" style:use-optimal-column-width="false"/>
    </style:style>
    <style:style style:name="TableColumn878" style:family="table-column">
      <style:table-column-properties style:column-width="0.6888in" style:use-optimal-column-width="false"/>
    </style:style>
    <style:style style:name="TableColumn879" style:family="table-column">
      <style:table-column-properties style:column-width="0.8131in" style:use-optimal-column-width="false"/>
    </style:style>
    <style:style style:name="Table875" style:family="table">
      <style:table-properties style:width="6.3222in" fo:margin-left="0in" table:align="left"/>
    </style:style>
    <style:style style:name="TableRow880" style:family="table-row">
      <style:table-row-properties style:min-row-height="0.275in" style:use-optimal-row-height="false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885" style:family="table-row">
      <style:table-row-properties style:min-row-height="0.3208in" style:use-optimal-row-height="false"/>
    </style:style>
    <style:style style:name="P88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893" style:family="table-row">
      <style:table-row-properties style:min-row-height="0.3208in" style:use-optimal-row-height="false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02" style:family="table-row">
      <style:table-row-properties style:min-row-height="0.3208in" style:use-optimal-row-height="false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11" style:family="table-row">
      <style:table-row-properties style:min-row-height="0.3208in" style:use-optimal-row-height="false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20" style:family="table-row">
      <style:table-row-properties style:min-row-height="0.3208in" style:use-optimal-row-height="false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25" style:family="table-cell">
      <style:table-cell-properties fo:border="0.0069in solid #000000" style:writing-mode="lr-tb" fo:padding-top="0in" fo:padding-left="0.075in" fo:padding-bottom="0in" fo:padding-right="0.075in"/>
    </style:style>
    <style:style style:name="P926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29" style:family="table-row">
      <style:table-row-properties style:min-row-height="0.3208in" style:use-optimal-row-height="false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38" style:family="table-row">
      <style:table-row-properties style:min-row-height="0.3208in" style:use-optimal-row-height="false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47" style:family="table-row">
      <style:table-row-properties style:min-row-height="0.3208in" style:use-optimal-row-height="false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56" style:family="table-row">
      <style:table-row-properties style:min-row-height="0.3208in" style:use-optimal-row-height="false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65" style:family="table-row">
      <style:table-row-properties style:min-row-height="0.3208in" style:use-optimal-row-height="false"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74" style:family="table-row">
      <style:table-row-properties style:min-row-height="0.3208in" style:use-optimal-row-height="false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83" style:family="table-row">
      <style:table-row-properties style:min-row-height="0.3208in" style:use-optimal-row-height="false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986" style:parent-style-name="Textbody" style:family="paragraph">
      <style:paragraph-properties fo:line-height="150%"/>
    </style:style>
    <style:style style:name="T987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98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989" style:parent-style-name="Textbody" style:family="paragraph">
      <style:paragraph-properties fo:line-height="150%"/>
    </style:style>
    <style:style style:name="T99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99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992" style:parent-style-name="Textbody" style:family="paragraph">
      <style:paragraph-properties fo:line-height="150%"/>
    </style:style>
    <style:style style:name="T99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99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ableRow995" style:family="table-row">
      <style:table-row-properties style:min-row-height="0.3208in" style:use-optimal-row-height="false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998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99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100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100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100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00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00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00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00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00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00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00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01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01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01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01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01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015" style:parent-style-name="Textbody" style:family="paragraph">
      <style:paragraph-properties fo:line-height="150%"/>
      <style:text-properties fo:font-size="14pt" style:font-size-asian="14pt" style:font-size-complex="14pt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h text:style-name="P1" text:outline-level="1">Министерство образования и науки РФ</text:h>
      <text:p text:style-name="P2">Томский государственный университет систем управления и</text:p>
      <text:p text:style-name="P3">Радиоэлектроники<text:s/>(ТУСУР)</text:p>
      <text:p text:style-name="P4"/>
      <text:p text:style-name="P5">Кафедра автоматизированных систем управления<text:s/>(АСУ)</text:p>
      <text:p text:style-name="P6"/>
      <text:p text:style-name="P7"/>
      <text:p text:style-name="P8">Лабораторная работа №1</text:p>
      <text:p text:style-name="P9">«Составление технического задания и соглашения о требованиях»</text:p>
      <text:p text:style-name="P10">по дисциплине «Технология разработки программного обеспечения»</text:p>
      <text:p text:style-name="P11"/>
      <text:p text:style-name="P12">учебное пособие В.Т. Калайда, В.В. Романенко</text:p>
      <text:p text:style-name="P13">«Технология разработки программного<text:s/>обеспечения»</text:p>
      <text:p text:style-name="P14"/>
      <text:p text:style-name="P15"/>
      <text:p text:style-name="P16"/>
      <text:p text:style-name="P17">Выполнил студент</text:p>
      <text:p text:style-name="P18">специальности 09.03.01</text:p>
      <text:p text:style-name="P19">Бубенщиков Олег Юрьевич</text:p>
      <text:p text:style-name="P20">05.12.2018</text:p>
      <text:p text:style-name="P21"/>
      <text:p text:style-name="P22"/>
      <text:p text:style-name="P23">г. Среднеуральск 2018</text:p>
      <text:soft-page-break/>
      <text:p text:style-name="P24">Содержание</text:p>
      <text:list text:style-name="LFO5" text:continue-numbering="true">
        <text:list-item>
          <text:p text:style-name="P25">Техническое задание</text:p>
          <text:list text:continue-numbering="true">
            <text:list-item>
              <text:p text:style-name="P26">Введение</text:p>
            </text:list-item>
            <text:list-item>
              <text:p text:style-name="P27"><text:span text:style-name="T28">Основание для разработки</text:span></text:p>
            </text:list-item>
            <text:list-item>
              <text:p text:style-name="P29"><text:span text:style-name="T30">Назначение разработки</text:span></text:p>
            </text:list-item>
            <text:list-item>
              <text:p text:style-name="P31"><text:span text:style-name="T32">Технические требование к программе или программному изделию</text:span></text:p>
            </text:list-item>
            <text:list-item>
              <text:p text:style-name="P33"><text:span text:style-name="T34">Требования к программной документации</text:span></text:p>
            </text:list-item>
            <text:list-item>
              <text:p text:style-name="P35"><text:span text:style-name="T36">Технико-экономические показатели</text:span></text:p>
            </text:list-item>
            <text:list-item>
              <text:p text:style-name="P37">Стадии и этапы разработки</text:p>
            </text:list-item>
          </text:list>
        </text:list-item>
        <text:list-item>
          <text:p text:style-name="P38">Соглашение о требованиях</text:p>
          <text:list text:continue-numbering="true">
            <text:list-item>
              <text:p text:style-name="P39"><text:span text:style-name="T40">Описание программного изделия</text:span></text:p>
            </text:list-item>
            <text:list-item>
              <text:p text:style-name="P41"><text:span text:style-name="T42">Цели</text:span></text:p>
            </text:list-item>
            <text:list-item>
              <text:p text:style-name="P43"><text:span text:style-name="T44">Стратегия</text:span></text:p>
            </text:list-item>
            <text:list-item>
              <text:p text:style-name="P45"><text:span text:style-name="T46">Используемые материалы</text:span></text:p>
            </text:list-item>
            <text:list-item>
              <text:p text:style-name="P47"><text:span text:style-name="T48">Передача заказчику и ввод в действие</text:span></text:p>
            </text:list-item>
            <text:list-item>
              <text:p text:style-name="P49"><text:span text:style-name="T50">Тактика</text:span></text:p>
            </text:list-item>
            <text:list-item>
              <text:p text:style-name="P51"><text:span text:style-name="T52">Извещение об изменении календарных сроков</text:span></text:p>
            </text:list-item>
          </text:list>
        </text:list-item>
      </text:list>
      <text:p text:style-name="P53"/>
      <text:p text:style-name="P54"/>
      <text:p text:style-name="P55"/>
      <text:p text:style-name="P56"/>
      <text:p text:style-name="P57"/>
      <text:p text:style-name="P58"/>
      <text:soft-page-break/>
      <text:p text:style-name="P59">1 Техническое задание</text:p>
      <text:p text:style-name="P60">1.1 Введение</text:p>
      <text:p text:style-name="P61"><text:span text:style-name="T62">Разрабатываемое программное обеспечение – конвертор<text:s/></text:span><text:span text:style-name="T63">IMS</text:span><text:span text:style-name="T64"><text:s/>(далее –<text:s/></text:span><text:span text:style-name="T65">MigrateIMS</text:span><text:span text:style-name="T66">), предназначен для конвертирования исходного формата данных в новый формат данных, с использованием заданных правил</text:span><text:span text:style-name="T67"><text:s/>преобразования.</text:span></text:p>
      <text:p text:style-name="P68"><text:span text:style-name="T69">Конвертор<text:s/></text:span><text:span text:style-name="T70">MigrateIMS</text:span><text:span text:style-name="T71"><text:s/>предназначен для помощи техническому персоналу телефонных станций (далее – АТС), для выполнения</text:span><text:span text:style-name="T72"><text:s/>автоматического конвертирования исходной базы абонентских номеров, существующего телефонного коммутационного оборудования<text:s/></text:span><text:span text:style-name="T73">(далее - АТС) в формат, используемый на виртуальной платформе коммутации (далее - <text:s/>vIMS), в процессе подготовки к переносу (далее – миграции).</text:span></text:p>
      <text:p text:style-name="P74"/>
      <text:p text:style-name="P75">1.2 Основание для разработки</text:p>
      <text:p text:style-name="P76">Разработка ведётся на основании следующих документов:</text:p>
      <text:list text:style-name="LFO2" text:continue-numbering="true">
        <text:list-item>
          <text:p text:style-name="P77"><text:span text:style-name="T78">Данное техническое задание</text:span><text:span text:style-name="T79">.</text:span></text:p>
        </text:list-item>
      </text:list>
      <text:p text:style-name="P80"/>
      <text:p text:style-name="P81">1.3 Назначение разработки</text:p>
      <text:p text:style-name="P82">Функциональное и эксплуатационное назначение программы:</text:p>
      <text:p text:style-name="P83"><text:span text:style-name="T84">Данная программа предназначена для преобразования исходной базы данных, в новый формат, пригодный для импортирования в БД программного коммутатора<text:s/></text:span><text:span text:style-name="T85">vIMS</text:span><text:span text:style-name="T86">.</text:span></text:p>
      <text:p text:style-name="P87"/>
      <text:p text:style-name="P88"/>
      <text:p text:style-name="P89"/>
      <text:p text:style-name="P90"/>
      <text:p text:style-name="P91"/>
      <text:soft-page-break/>
      <text:p text:style-name="P92">1.4 Технические требование к программе или программному изделию</text:p>
      <text:p text:style-name="P93"><text:span text:style-name="T94">1.4.1<text:s/></text:span><text:span text:style-name="T95">Требования к функциональным характеристикам</text:span></text:p>
      <text:p text:style-name="P96"><text:s/><text:tab/>- Программа может работать как в консольном, так и в графическом режимах.</text:p>
      <text:p text:style-name="P97">- В графическом режиме должны поддерживаться работа с клавиатурой и манипулятором типа «мышь».</text:p>
      <text:p text:style-name="P98">- Программа должна генерировать данные, в формате, пригодном для последующего импорта в БД vIMS.</text:p>
      <text:p text:style-name="P99">- Программа должна иметь возможность поддерживать работу с разными типами и форматами входных данных в зависимости от типа АТС.</text:p>
      <text:p text:style-name="P100">- Правила интерпретации атрибутов из исходных структур данных в новые структуры, должны описываться в конфигурационных файлах (далее - <text:s/>шаблонах).</text:p>
      <text:p text:style-name="P101">- Программа должна иметь возможность работать с разными наборами шаблонов.</text:p>
      <text:p text:style-name="P102">- Программа должна считывать настройки и правила<text:s/>обработки (шаблоны) из конфигурационного файла.</text:p>
      <text:p text:style-name="P103">- Программа должна иметь возможность выполнять конфигурирование шаблонов и формирование конфигурационного файла в графическом режиме.</text:p>
      <text:p text:style-name="P104">- Для каждого сеанса работы должен формироваться журнал, в который записываются все служебные сообщения, а также информация об аварийных ситуациях, связанная с выполнением процесса обработки или возникающих проблемах в обработке данных. Для каждой записи генерируется штамп времени и уровень логирования.</text:p>
      <text:p text:style-name="P105">- Программа должна иметь<text:s/>возможность просмотра журнала в графическом режиме.</text:p>
      <text:p text:style-name="P106"/>
      <text:p text:style-name="P107"/>
      <text:soft-page-break/>
      <text:p text:style-name="P108"><text:span text:style-name="T109">1.4.2<text:s/></text:span><text:span text:style-name="T110">Требования к надёжности</text:span></text:p>
      <text:p text:style-name="P111">- надежность выдачи правильных результатов проверяется выполнением интеграционных тестов.</text:p>
      <text:p text:style-name="P112">- Контроль выходных данных проверяется на предмет вхождения каждого информационного атрибута в разрешённый диапазон.</text:p>
      <text:p text:style-name="P113">- Ошибочные действия пользователя, неверные значения конфигурационных данных, неверный формат или тип входных данных записываются в лог-файл, а также выводятся в консоль или отображаются в графическом интерфейсе для информирования пользователя в процессе работы.</text:p>
      <text:p text:style-name="P114"/>
      <text:p text:style-name="P115">1.4.3 Требования к эксплуатации</text:p>
      <text:p text:style-name="P116">- Пользователь должен иметь уверенные навыки работы с компьютером.</text:p>
      <text:p text:style-name="P117">- Персонал, выполняющий работы по конвертированию данных должен иметь достаточную квалификацию и знания по работе<text:s/>с продуктом vIMS.</text:p>
      <text:p text:style-name="P118">- Уметь выполнять групповой импорт абонентов в БД vIMS, знать тип и формат данных формируемых для импорта в БД vIMS.</text:p>
      <text:p text:style-name="P119">- Уметь разбираться в структуре входных данных, подаваемых на вход конвертера.</text:p>
      <text:p text:style-name="P120">- Уметь составлять правила<text:s/>конвертирования.</text:p>
      <text:p text:style-name="P121"/>
      <text:p text:style-name="P122"/>
      <text:p text:style-name="P123"/>
      <text:p text:style-name="P124"/>
      <text:p text:style-name="P125"/>
      <text:p text:style-name="P126"/>
      <text:soft-page-break/>
      <text:p text:style-name="P127">1.4.4 Требования к составу и параметрам технических средств</text:p>
      <text:p text:style-name="P128">Программное обеспечение разрабатывается для персональной ЭВМ (IBM PC - <text:s/>совместимой) с характеристиками не ниже:</text:p>
      <text:p text:style-name="P129"><text:tab/>- процессор с частотой 1ГГц;</text:p>
      <text:p text:style-name="P130"><text:tab/>- объем ОЗУ 4Гб;</text:p>
      <text:p text:style-name="P131"><text:span text:style-name="T132"><text:tab/>- графическ</text:span><text:span text:style-name="T133">ий адаптер<text:s/></text:span><text:span text:style-name="T134">SVGA</text:span><text:span text:style-name="T135">;</text:span></text:p>
      <text:p text:style-name="P136"><text:tab/>- клавиатура и манипулятор типа «мышь»;</text:p>
      <text:p text:style-name="P137"><text:tab/>- сетевой адаптер Ethernet;</text:p>
      <text:p text:style-name="P138"/>
      <text:p text:style-name="P139">1.4.5 Требования к информационной и программной совмести</text:p>
      <text:p text:style-name="P140"><text:span text:style-name="T141">- О</text:span><text:span text:style-name="T142">перационная система (</text:span><text:span text:style-name="T143">Windows</text:span><text:span text:style-name="T144">-10,<text:s/></text:span><text:span text:style-name="T145">Linux</text:span><text:span text:style-name="T146">)</text:span><text:span text:style-name="T147">.</text:span></text:p>
      <text:p text:style-name="P148">- Язык программирования - Python с версией не ниже 3.6.х.<text:s/></text:p>
      <text:p text:style-name="P149"/>
      <text:p text:style-name="P150"><text:span text:style-name="T151">1.5<text:s/></text:span><text:span text:style-name="T152">Требования к программной документации</text:span></text:p>
      <text:p text:style-name="P153"><text:span text:style-name="T154">Комплект документации поставляться в составе дистрибутива. Документация оформляется в структуру файлов и каталогов в формате<text:s/></text:span><text:span text:style-name="T155">reStructuredText</text:span><text:span text:style-name="T156"><text:s/>и должна содержать следующие пункты:</text:span></text:p>
      <text:p text:style-name="P157">- Описание процедуры установки необходимой версии интерпретатора Python.</text:p>
      <text:p text:style-name="P158">- Описание процедуры установки программы.</text:p>
      <text:p text:style-name="P159">- Общее описание процесса конвертирования.</text:p>
      <text:p text:style-name="P160">- Описание синтаксиса командной строки.</text:p>
      <text:p text:style-name="P161">- Описание подготовки исходных данных в зависимости от типа конвертируемой АТС.<text:s/></text:p>
      <text:p text:style-name="P162">- Описание структуры шаблонов с правилами преобразования и заполнения.</text:p>
      <text:soft-page-break/>
      <text:p text:style-name="P163">- Описание вариантов использования конвертера.</text:p>
      <text:p text:style-name="P164">- Формат использования документации - статические HTML страницы.</text:p>
      <text:p text:style-name="P165"/>
      <text:p text:style-name="P166">1.6 Технико-экономические показатели</text:p>
      <text:p text:style-name="P167">Программа является узкоспециализированной и не имеет аналогов.</text:p>
      <text:p text:style-name="P168">Использование данной программы для конвертирования больших массивов данных абонентов в разы сокращает временной интервал процедур подготовки и переноса, что уменьшает временные и ресурсные затраты персонала, а также позволяет максимально уменьшить время простоя связи для абонентов переключаемой АТС.</text:p>
      <text:p text:style-name="P169"/>
      <text:list text:style-name="LFO3" text:continue-numbering="true">
        <text:list-item>
          <text:list>
            <text:list-item>
              <text:p text:style-name="P170">Стадии и этапы разработки</text:p>
            </text:list-item>
          </text:list>
        </text:list-item>
      </text:list>
      <text:p text:style-name="P171">- Ознакомление со стандартами и протоколами VIMS, используемыми для миграции абонентов в БД, а также структурой исходных данных переключаемой АТС.</text:p>
      <text:p text:style-name="P172">- Разработка<text:s/>концептуальной модели функционирования будущей программы.</text:p>
      <text:p text:style-name="P173">- Непосредственная разработка законченного программного средства (рабочий проект).</text:p>
      <text:p text:style-name="P174">- Отладка и тестирование.</text:p>
      <text:p text:style-name="P175">- Внедрение.</text:p>
      <text:p text:style-name="P176"/>
      <text:p text:style-name="P177"/>
      <text:p text:style-name="P178"/>
      <text:p text:style-name="P179"/>
      <text:p text:style-name="P180"/>
      <text:p text:style-name="P181"/>
      <text:soft-page-break/>
      <text:p text:style-name="P182">2 Соглашение о требованиях</text:p>
      <text:p text:style-name="P183">2.1 Описание программного изделия</text:p>
      <text:p text:style-name="P184">2.1.1 Наименование и шифры изделия</text:p>
      <text:p text:style-name="P185"><text:span text:style-name="T186">2.1.1.1<text:s/></text:span><text:span text:style-name="T187">Полное наименование изделия</text:span></text:p>
      <text:p text:style-name="P188"><text:span text:style-name="T189">Переносимая программа конвертирования абонентской базы разных типов АТС в формат для импорта в виртуальный узел коммутации<text:s/></text:span><text:span text:style-name="T190">vIMS</text:span><text:span text:style-name="T191">.</text:span></text:p>
      <text:p text:style-name="P192">2.1.1.2 Сокращенные наименования</text:p>
      <text:p text:style-name="P193"><text:span text:style-name="T194">MigrateIMS</text:span><text:span text:style-name="T195">.</text:span></text:p>
      <text:p text:style-name="P196"><text:span text:style-name="T197">2.1.1.3 Шифры издели</text:span><text:span text:style-name="T198">я</text:span></text:p>
      <text:p text:style-name="P199">Отсутствуют.</text:p>
      <text:p text:style-name="P200">2.1.1.4 Шифры проекта</text:p>
      <text:p text:style-name="P201">Отсутствуют.</text:p>
      <text:p text:style-name="P202">2.1.2 Краткое описание изделия</text:p>
      <text:p text:style-name="P203"><text:span text:style-name="T204">Конвертор<text:s/></text:span><text:span text:style-name="T205">MigrateIMS</text:span><text:span text:style-name="T206"><text:s/>предназначен для помощи техническому персоналу телефонных станций (далее – АТС), для выполнения</text:span><text:span text:style-name="T207"><text:s/>автоматического конвертирования исходной базы абонентских<text:s/></text:span><text:span text:style-name="T208">номеров, существующего телефонного коммутационного оборудования (далее - АТС) в формат, используемый на виртуальной платформе коммутации (далее - <text:s/>vIMS), в процессе подготовки к переносу (далее – миграции).</text:span></text:p>
      <text:p text:style-name="P209"/>
      <text:p text:style-name="P210">2.1.3 Сведения об авторском праве</text:p>
      <text:p text:style-name="P211">Не требуется.</text:p>
      <text:p text:style-name="P212"/>
      <text:p text:style-name="P213"/>
      <text:p text:style-name="P214"/>
      <text:soft-page-break/>
      <text:p text:style-name="P215">2.1.4 Результирующие компоненты изделия</text:p>
      <table:table table:style-name="Table216">
        <table:table-columns>
          <table:table-column table:style-name="TableColumn217"/>
          <table:table-column table:style-name="TableColumn218"/>
          <table:table-column table:style-name="TableColumn219"/>
          <table:table-column table:style-name="TableColumn220"/>
          <table:table-column table:style-name="TableColumn221"/>
          <table:table-column table:style-name="TableColumn222"/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</table:table-columns>
        <table:table-row table:style-name="TableRow228">
          <table:table-cell table:style-name="TableCell229" table:number-columns-spanned="5" table:number-rows-spanned="11">
            <text:p text:style-name="P230">Обозначения:</text:p>
            <text:p text:style-name="P231">Основное изделие – не используется для создания других изделий</text:p>
            <text:p text:style-name="P232"/>
            <text:p text:style-name="P233">Вспомогательное изделие – используется для создания других изделий</text:p>
            <text:p text:style-name="P234"/>
            <text:p text:style-name="P235">Уровень поддержки 1: удовлетворяются заявки на исправление дефектов;<text:s/>возможно сообщение об изменениях; принимаются заявки на расширение функциональных возможностей изделия</text:p>
            <text:p text:style-name="P236"/>
            <text:p text:style-name="P237">Уровень поддержки 2: удовлетворяются заявки на исправление дефектов; возможно сообщение об изменениях; заявки на расширение не принимаются</text:p>
            <text:p text:style-name="P238"/>
            <text:p text:style-name="P239">Уровень поддержки 3: удовлетворяются заявки на исправление дефектов</text:p>
            <text:p text:style-name="P240">Р – группа разработки</text:p>
          </table:table-cell>
          <table:covered-table-cell/>
          <table:covered-table-cell/>
          <table:covered-table-cell/>
          <table:covered-table-cell/>
          <table:table-cell table:style-name="TableCell241">
            <text:p text:style-name="P242"/>
          </table:table-cell>
          <table:table-cell table:style-name="TableCell243">
            <text:p text:style-name="P244">Формируется целиком</text:p>
          </table:table-cell>
          <table:table-cell table:style-name="TableCell245">
            <text:p text:style-name="P246">Модифицируется</text:p>
          </table:table-cell>
          <table:table-cell table:style-name="TableCell247">
            <text:p text:style-name="P248">Распространяется</text:p>
          </table:table-cell>
          <table:table-cell table:style-name="TableCell249">
            <text:p text:style-name="P250">Не распространяется</text:p>
          </table:table-cell>
          <table:table-cell table:style-name="TableCell251">
            <text:p text:style-name="P252">Ответственная группа</text:p>
          </table:table-cell>
        </table:table-row>
        <table:table-row table:style-name="TableRow253">
          <table:covered-table-cell>
            <text:p text:style-name="P254"/>
          </table:covered-table-cell>
          <table:covered-table-cell/>
          <table:covered-table-cell/>
          <table:covered-table-cell/>
          <table:covered-table-cell/>
          <table:table-cell table:style-name="TableCell255">
            <text:p text:style-name="P256">Спецификации</text:p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able:table-row table:style-name="TableRow267">
          <table:covered-table-cell>
            <text:p text:style-name="P268"/>
          </table:covered-table-cell>
          <table:covered-table-cell/>
          <table:covered-table-cell/>
          <table:covered-table-cell/>
          <table:covered-table-cell/>
          <table:table-cell table:style-name="TableCell269">
            <text:p text:style-name="P270">Внешняя спецификация</text:p>
          </table:table-cell>
          <table:table-cell table:style-name="TableCell271">
            <text:p text:style-name="P272">Х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>Х</text:p>
          </table:table-cell>
          <table:table-cell table:style-name="TableCell279">
            <text:p text:style-name="P280">Р</text:p>
          </table:table-cell>
        </table:table-row>
        <table:table-row table:style-name="TableRow281">
          <table:covered-table-cell>
            <text:p text:style-name="P282"/>
          </table:covered-table-cell>
          <table:covered-table-cell/>
          <table:covered-table-cell/>
          <table:covered-table-cell/>
          <table:covered-table-cell/>
          <table:table-cell table:style-name="TableCell283">
            <text:p text:style-name="P284">Внутренняя спецификация</text:p>
          </table:table-cell>
          <table:table-cell table:style-name="TableCell285">
            <text:p text:style-name="P286">Х</text:p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>Х</text:p>
          </table:table-cell>
          <table:table-cell table:style-name="TableCell293">
            <text:p text:style-name="P294">Р</text:p>
          </table:table-cell>
        </table:table-row>
        <table:table-row table:style-name="TableRow295">
          <table:covered-table-cell>
            <text:p text:style-name="P296"/>
          </table:covered-table-cell>
          <table:covered-table-cell/>
          <table:covered-table-cell/>
          <table:covered-table-cell/>
          <table:covered-table-cell/>
          <table:table-cell table:style-name="TableCell297">
            <text:p text:style-name="P298">Спецификация испытаний (не надо)</text:p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  <table:table-row table:style-name="TableRow309">
          <table:covered-table-cell>
            <text:p text:style-name="P310"/>
          </table:covered-table-cell>
          <table:covered-table-cell/>
          <table:covered-table-cell/>
          <table:covered-table-cell/>
          <table:covered-table-cell/>
          <table:table-cell table:style-name="TableCell311">
            <text:p text:style-name="P312">Спецификация сопровождения (не надо)</text:p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</table:table-row>
        <table:table-row table:style-name="TableRow323">
          <table:covered-table-cell>
            <text:p text:style-name="P324"/>
          </table:covered-table-cell>
          <table:covered-table-cell/>
          <table:covered-table-cell/>
          <table:covered-table-cell/>
          <table:covered-table-cell/>
          <table:table-cell table:style-name="TableCell325">
            <text:p text:style-name="P326">Другие спецификации</text:p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</table:table-row>
        <table:table-row table:style-name="TableRow337">
          <table:covered-table-cell>
            <text:p text:style-name="P338"/>
          </table:covered-table-cell>
          <table:covered-table-cell/>
          <table:covered-table-cell/>
          <table:covered-table-cell/>
          <table:covered-table-cell/>
          <table:table-cell table:style-name="TableCell339">
            <text:p text:style-name="P340">Документация</text:p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</table:table-row>
        <table:table-row table:style-name="TableRow351">
          <table:covered-table-cell>
            <text:p text:style-name="P352"/>
          </table:covered-table-cell>
          <table:covered-table-cell/>
          <table:covered-table-cell/>
          <table:covered-table-cell/>
          <table:covered-table-cell/>
          <table:table-cell table:style-name="TableCell353">
            <text:p text:style-name="P354">Техническое описание системы</text:p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</table:table-row>
        <table:table-row table:style-name="TableRow365">
          <table:covered-table-cell>
            <text:p text:style-name="P366"/>
          </table:covered-table-cell>
          <table:covered-table-cell/>
          <table:covered-table-cell/>
          <table:covered-table-cell/>
          <table:covered-table-cell/>
          <table:table-cell table:style-name="TableCell367">
            <text:p text:style-name="P368">Справочное руководство</text:p>
          </table:table-cell>
          <table:table-cell table:style-name="TableCell369">
            <text:p text:style-name="P370">Х</text:p>
          </table:table-cell>
          <table:table-cell table:style-name="TableCell371">
            <text:p text:style-name="P372"/>
          </table:table-cell>
          <table:table-cell table:style-name="TableCell373">
            <text:p text:style-name="P374">Х</text:p>
          </table:table-cell>
          <table:table-cell table:style-name="TableCell375">
            <text:p text:style-name="P376"/>
          </table:table-cell>
          <table:table-cell table:style-name="TableCell377">
            <text:p text:style-name="P378">Б</text:p>
          </table:table-cell>
        </table:table-row>
        <table:table-row table:style-name="TableRow379">
          <table:covered-table-cell>
            <text:p text:style-name="P380"/>
          </table:covered-table-cell>
          <table:covered-table-cell/>
          <table:covered-table-cell/>
          <table:covered-table-cell/>
          <table:covered-table-cell/>
          <table:table-cell table:style-name="TableCell381">
            <text:p text:style-name="P382">Справочный буклет</text:p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</table:table-row>
        <text:soft-page-break/>
        <table:table-row table:style-name="TableRow393">
          <table:table-cell table:style-name="TableCell394" table:number-rows-spanned="3">
            <text:p text:style-name="P395">Тип</text:p>
            <text:p text:style-name="P396">Изде-</text:p>
            <text:p text:style-name="P397">лия</text:p>
          </table:table-cell>
          <table:table-cell table:style-name="TableCell398" table:number-rows-spanned="2">
            <text:p text:style-name="P399">Основ-ное</text:p>
          </table:table-cell>
          <table:table-cell table:style-name="TableCell400" table:number-rows-spanned="2">
            <text:p text:style-name="P401">Х</text:p>
          </table:table-cell>
          <table:table-cell table:style-name="TableCell402" table:number-columns-spanned="2" table:number-rows-spanned="3">
            <text:p text:style-name="P403">Начальный</text:p>
            <text:p text:style-name="P404">уровень</text:p>
            <text:p text:style-name="P405">поддержки</text:p>
          </table:table-cell>
          <table:covered-table-cell/>
          <table:table-cell table:style-name="TableCell406">
            <text:p text:style-name="P407">Руководство оператора</text:p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</table:table-row>
        <table:table-row table:style-name="TableRow418">
          <table:covered-table-cell>
            <text:p text:style-name="P419"/>
          </table:covered-table-cell>
          <table:covered-table-cell>
            <text:p text:style-name="P420"/>
          </table:covered-table-cell>
          <table:covered-table-cell>
            <text:p text:style-name="P421"/>
          </table:covered-table-cell>
          <table:covered-table-cell>
            <text:p text:style-name="P422"/>
          </table:covered-table-cell>
          <table:covered-table-cell/>
          <table:table-cell table:style-name="TableCell423">
            <text:p text:style-name="P424">Указатель системных сообщений</text:p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</table:table-row>
        <table:table-row table:style-name="TableRow435">
          <table:covered-table-cell>
            <text:p text:style-name="P436"/>
          </table:covered-table-cell>
          <table:table-cell table:style-name="TableCell437">
            <text:p text:style-name="P438">Вспо-мога-тельное</text:p>
          </table:table-cell>
          <table:table-cell table:style-name="TableCell439">
            <text:p text:style-name="P440"/>
          </table:table-cell>
          <table:covered-table-cell>
            <text:p text:style-name="P441"/>
          </table:covered-table-cell>
          <table:covered-table-cell/>
          <table:table-cell table:style-name="TableCell442">
            <text:p text:style-name="P443">Информационный листок выпуска</text:p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</table:table-row>
        <table:table-row table:style-name="TableRow454">
          <table:table-cell table:style-name="TableCell455" table:number-columns-spanned="3" table:number-rows-spanned="9">
            <text:p text:style-name="P456"/>
          </table:table-cell>
          <table:covered-table-cell/>
          <table:covered-table-cell/>
          <table:table-cell table:style-name="TableCell457">
            <text:p text:style-name="P458">1</text:p>
          </table:table-cell>
          <table:table-cell table:style-name="TableCell459">
            <text:p text:style-name="P460">Х</text:p>
          </table:table-cell>
          <table:table-cell table:style-name="TableCell461">
            <text:p text:style-name="P462">Другие печатные издания</text:p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</table:table-row>
        <table:table-row table:style-name="TableRow473">
          <table:covered-table-cell>
            <text:p text:style-name="P474"/>
          </table:covered-table-cell>
          <table:covered-table-cell/>
          <table:covered-table-cell/>
          <table:table-cell table:style-name="TableCell475">
            <text:p text:style-name="P476">2</text:p>
          </table:table-cell>
          <table:table-cell table:style-name="TableCell477">
            <text:p text:style-name="P478"/>
          </table:table-cell>
          <table:table-cell table:style-name="TableCell479">
            <text:p text:style-name="P480">Рекламные материалы</text:p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</table:table-row>
        <table:table-row table:style-name="TableRow491">
          <table:covered-table-cell>
            <text:p text:style-name="P492"/>
          </table:covered-table-cell>
          <table:covered-table-cell/>
          <table:covered-table-cell/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>Программное обеспечение</text:p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</table:table-row>
        <table:table-row table:style-name="TableRow509">
          <table:covered-table-cell>
            <text:p text:style-name="P510"/>
          </table:covered-table-cell>
          <table:covered-table-cell/>
          <table:covered-table-cell/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>Листинги</text:p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</table:table-row>
        <table:table-row table:style-name="TableRow527">
          <table:covered-table-cell>
            <text:p text:style-name="P528"/>
          </table:covered-table-cell>
          <table:covered-table-cell/>
          <table:covered-table-cell/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>Исходные модули</text:p>
          </table:table-cell>
          <table:table-cell table:style-name="TableCell535">
            <text:p text:style-name="P536">Х</text:p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>Х</text:p>
          </table:table-cell>
          <table:table-cell table:style-name="TableCell543">
            <text:p text:style-name="P544">Р</text:p>
          </table:table-cell>
        </table:table-row>
        <table:table-row table:style-name="TableRow545">
          <table:covered-table-cell>
            <text:p text:style-name="P546"/>
          </table:covered-table-cell>
          <table:covered-table-cell/>
          <table:covered-table-cell/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>Объектные модули</text:p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</table:table-row>
        <table:table-row table:style-name="TableRow563">
          <table:covered-table-cell>
            <text:p text:style-name="P564"/>
          </table:covered-table-cell>
          <table:covered-table-cell/>
          <table:covered-table-cell/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>Контрольные примеры</text:p>
          </table:table-cell>
          <table:table-cell table:style-name="TableCell571">
            <text:p text:style-name="P572">Х</text:p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>Х</text:p>
          </table:table-cell>
          <table:table-cell table:style-name="TableCell579">
            <text:p text:style-name="P580">Р</text:p>
          </table:table-cell>
        </table:table-row>
        <table:table-row table:style-name="TableRow581">
          <table:covered-table-cell>
            <text:p text:style-name="P582"/>
          </table:covered-table-cell>
          <table:covered-table-cell/>
          <table:covered-table-cell/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>
            <text:p text:style-name="P588">Средства разработки</text:p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</table:table-row>
        <table:table-row table:style-name="TableRow599">
          <table:covered-table-cell>
            <text:p text:style-name="P600"/>
          </table:covered-table-cell>
          <table:covered-table-cell/>
          <table:covered-table-cell/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>Прочие средства</text:p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</table:table-row>
      </table:table>
      <text:p text:style-name="P617"/>
      <text:p text:style-name="P618"/>
      <text:p text:style-name="P619"/>
      <text:p text:style-name="P620"/>
      <text:p text:style-name="P621"/>
      <text:soft-page-break/>
      <text:p text:style-name="P622">2.2 Цели</text:p>
      <text:p text:style-name="P623"><text:span text:style-name="T624">Поставленной задачей было написание программы, представляющей собой систему по обработке и<text:s/></text:span><text:span text:style-name="T625">преобразованию исходных абонентских данных АТС разного типа в заранее определённый формат выходных данных, используемый для последующего добавления в БД<text:s/></text:span><text:span text:style-name="T626">vIMS</text:span><text:span text:style-name="T627">.</text:span></text:p>
      <text:p text:style-name="P628">2.2.1 Согласование заявок на проверку</text:p>
      <text:p text:style-name="P629">2.2.1.1 Отклоненные заявки</text:p>
      <text:p text:style-name="P630">Отсутствуют.</text:p>
      <text:p text:style-name="P631">2.2.1.2 Принятые<text:s/>заявки</text:p>
      <text:p text:style-name="P632">Отсутствуют.</text:p>
      <text:p text:style-name="P633">2.2.2 Согласование заявок на расширение функциональных</text:p>
      <text:p text:style-name="P634">возможностей изделия</text:p>
      <text:p text:style-name="P635">2.2.2.1 Отклонённые заявки</text:p>
      <text:p text:style-name="P636">Отсутствуют.</text:p>
      <text:p text:style-name="P637">2.2.2.2 Принятые заявки</text:p>
      <text:p text:style-name="P638">Отсутствуют.</text:p>
      <text:p text:style-name="P639">2.2.3 Согласование заявок на внесение исправлений</text:p>
      <text:p text:style-name="P640">2.2.3.1 Отклонённые заявки</text:p>
      <text:p text:style-name="P641">Отсутствуют.</text:p>
      <text:p text:style-name="P642">2.2.4 Согласование планов</text:p>
      <text:p text:style-name="P643">2.2.4.1 Исключённые пункты плана</text:p>
      <text:p text:style-name="P644">Отсутствуют.</text:p>
      <text:p text:style-name="P645">2.2.4.2 Включенные пункты плана</text:p>
      <text:p text:style-name="P646">Отсутствуют.</text:p>
      <text:soft-page-break/>
      <text:p text:style-name="P647">2.2.5 Перечень требований пользователя</text:p>
      <text:p text:style-name="P648">Заказчику требуется:</text:p>
      <text:p text:style-name="P649"><text:span text:style-name="T650">- Программа должна работать под любой операционной системой семейства<text:s/></text:span><text:span text:style-name="T651">Wi</text:span><text:span text:style-name="T652">ndows</text:span><text:span text:style-name="T653"><text:s/>или<text:s/></text:span><text:span text:style-name="T654">Linux</text:span><text:span text:style-name="T655">.</text:span></text:p>
      <text:p text:style-name="P656">- Программа должна поддерживать гибкое формирование исходных конфигурационных данных, в том числе, для разных типов АТС, с учетом доступных в системе обработчиков исходных данных для данного типа АТС.</text:p>
      <text:p text:style-name="P657">2.2.6 Рассмотренные альтернативы</text:p>
      <text:p text:style-name="P658">Альтернатив нет. Приложение является узкоспециализированным.</text:p>
      <text:p text:style-name="P659">2.2.7 Окупаемость капиталовложений</text:p>
      <text:p text:style-name="P660">Капиталовложений нет.</text:p>
      <text:p text:style-name="P661">2.3 Стратегия</text:p>
      <text:p text:style-name="P662">2.3.1 Соглашения относительно представления материала</text:p>
      <text:p text:style-name="P663">2.3.1.1 Обозначения</text:p>
      <text:p text:style-name="P664">В данном документе не используется никаких специальных<text:s/>обозначений.</text:p>
      <text:p text:style-name="P665">2.3.1.2 Терминология</text:p>
      <text:p text:style-name="P666">Вся специальная терминология определяется в контексте данного документа.</text:p>
      <text:p text:style-name="P667">2.3.2 Генерируемое программное обеспечение</text:p>
      <text:p text:style-name="P668">Не используется.</text:p>
      <text:p text:style-name="P669"/>
      <text:p text:style-name="P670"/>
      <text:p text:style-name="P671"/>
      <text:p text:style-name="P672"/>
      <text:p text:style-name="P673"/>
      <text:soft-page-break/>
      <text:p text:style-name="P674">2.3.3 Системное программное обеспечение</text:p>
      <text:p text:style-name="P675"/>
      <text:p text:style-name="P676"><text:span text:style-name="T677"><draw:custom-shape svg:x="2.64683in" svg:y="0.08177in" svg:width="1.98056in" svg:height="0.91389in" draw:z-index="251659264" draw:id="id0" draw:style-name="a0" draw:name="Прямоугольник 1" text:anchor-type="paragraph"><svg:title/><svg:desc/><text:p text:style-name="P678">2.3.3.1</text:p><text:p text:style-name="Обычный">Блок</text:p><text:p text:style-name="Обычный">вариантов<text:s/>использования<text:s/></text:p><draw:enhanced-geometry draw:type="non-primitive" svg:viewBox="0 0 21600 21600" draw:enhanced-path="M 0 0 L 21600 0 21600 21600 0 21600 Z N"/></draw:custom-shape></text:span></text:p>
      <text:p text:style-name="P679"/>
      <text:p text:style-name="P680"><text:span text:style-name="T681"><draw:connector draw:type="line" svg:x1="3.7125in" svg:y1="0.13396in" svg:x2="3.7125in" svg:y2="0.4541in" draw:z-index="251676672" draw:id="id1" draw:style-name="a1" draw:name="Прямая соединительная линия 21" text:anchor-type="paragraph"><svg:title/><svg:desc/></draw:connector></text:span></text:p>
      <text:p text:style-name="P682"><text:span text:style-name="T683"><draw:connector draw:type="line" svg:x1="6.31596in" svg:y1="0.01316in" svg:x2="6.31596in" svg:y2="0.44441in" draw:z-index="251675648" draw:id="id2" draw:style-name="a2" draw:name="Прямая соединительная линия 20" text:anchor-type="paragraph"><svg:title/><svg:desc/></draw:connector></text:span><text:span text:style-name="T684"><draw:connector draw:type="line" svg:x1="4.77854in" svg:y1="0.43608in" svg:x2="4.77854in" svg:y2="0.01316in" draw:z-index="251674624" draw:id="id3" draw:style-name="a3" draw:name="Прямая соединительная линия 19" text:anchor-type="paragraph"><svg:title/><svg:desc/></draw:connector></text:span><text:span text:style-name="T685"><draw:connector draw:type="line" svg:x1="3.31627in" svg:y1="0.4458in" svg:x2="3.31627in" svg:y2="0.01316in" draw:z-index="251673600" draw:id="id4" draw:style-name="a4" draw:name="Прямая соединительная линия 18" text:anchor-type="paragraph"><svg:title/><svg:desc/></draw:connector></text:span><text:span text:style-name="T686"><draw:connector draw:type="line" svg:x1="1.92948in" svg:y1="0.43648in" svg:x2="1.93851in" svg:y2="0.02259in" draw:z-index="251672576" draw:id="id5" draw:style-name="a5" draw:name="Прямая соединительная линия 17" text:anchor-type="paragraph"><svg:title/><svg:desc/></draw:connector></text:span><text:span text:style-name="T687"><draw:connector draw:type="line" svg:x1="0.60873in" svg:y1="0.02259in" svg:x2="0.60873in" svg:y2="0.43648in" draw:z-index="251671552" draw:id="id6" draw:style-name="a6" draw:name="Прямая соединительная линия 16" text:anchor-type="paragraph"><svg:title/><svg:desc/></draw:connector></text:span><text:span text:style-name="T688"><draw:connector draw:type="line" svg:x1="0.59861in" svg:y1="0.02153in" svg:x2="6.31528in" svg:y2="0.0125in" draw:z-index="251670528" draw:id="id7" draw:style-name="a7" draw:name="Прямая соединительная линия 15" text:anchor-type="paragraph"><svg:title/><svg:desc/></draw:connector></text:span><text:span text:style-name="T689"><draw:custom-shape svg:x="0in" svg:y="0.42825in" svg:width="1.24514in" svg:height="1.075in" draw:z-index="251661312" draw:id="id8" draw:style-name="a8" draw:name="Прямоугольник 3" text:anchor-type="paragraph"><svg:title/><svg:desc/><text:p text:style-name="P690">2.3.3.2</text:p><text:p text:style-name="Обычный">Блок конфигураций</text:p><draw:enhanced-geometry draw:type="non-primitive" svg:viewBox="0 0 21600 21600" draw:enhanced-path="M 0 0 L 21600 0 21600 21600 0 21600 Z N"/></draw:custom-shape></text:span></text:p>
      <text:p text:style-name="P691"><text:span text:style-name="T692"><draw:custom-shape svg:x="5.50495in" svg:y="0.00504in" svg:width="1.30139in" svg:height="1.06528in" draw:z-index="251669504" draw:id="id9" draw:style-name="a9" draw:name="Прямоугольник 7" text:anchor-type="paragraph"><svg:title/><svg:desc/><text:p text:style-name="P693">2.3.3.6</text:p><text:p text:style-name="Обычный">Блок чтения и записи данных</text:p><draw:enhanced-geometry draw:type="non-primitive" svg:viewBox="0 0 21600 21600" draw:enhanced-path="M 0 0 L 21600 0 21600 21600 0 21600 Z N"/></draw:custom-shape></text:span><text:span text:style-name="T694"><draw:custom-shape svg:x="4.11816in" svg:y="0.00504in" svg:width="1.29167in" svg:height="1.06528in" draw:z-index="251667456" draw:id="id10" draw:style-name="a10" draw:name="Прямоугольник 6" text:anchor-type="paragraph"><svg:title/><svg:desc/><text:p text:style-name="P695">2.3.3.5</text:p><text:p text:style-name="Обычный">Блок представления выходных данных, отчётов</text:p><draw:enhanced-geometry draw:type="non-primitive" svg:viewBox="0 0 21600 21600" draw:enhanced-path="M 0 0 L 21600 0 21600 21600 0 21600 Z N"/></draw:custom-shape></text:span><text:span text:style-name="T696"><draw:custom-shape svg:x="3.5in" svg:y="0.00504in" svg:width="1.24514in" svg:height="1.06528in" draw:z-index="251665408" draw:id="id11" draw:style-name="a11" draw:name="Прямоугольник 5" text:anchor-type="paragraph"><svg:title/><svg:desc/><text:p text:style-name="P697">2.3.3.4</text:p><text:p text:style-name="Обычный">Блок обработки входных данных АТС</text:p><draw:enhanced-geometry draw:type="non-primitive" svg:viewBox="0 0 21600 21600" draw:enhanced-path="M 0 0 L 21600 0 21600 21600 0 21600 Z N"/></draw:custom-shape></text:span><text:span text:style-name="T698"><draw:custom-shape svg:x="1.33514in" svg:y="0.00504in" svg:width="1.24514in" svg:height="1.06528in" draw:z-index="251663360" draw:id="id12" draw:style-name="a12" draw:name="Прямоугольник 4" text:anchor-type="paragraph"><svg:title/><svg:desc/><text:p text:style-name="P699">2.3.3.3</text:p><text:p text:style-name="Обычный">Блок интерфейса пользователя</text:p><draw:enhanced-geometry draw:type="non-primitive" svg:viewBox="0 0 21600 21600" draw:enhanced-path="M 0 0 L 21600 0 21600 21600 0 21600 Z N"/></draw:custom-shape></text:span></text:p>
      <text:p text:style-name="P700"/>
      <text:p text:style-name="P701"/>
      <text:p text:style-name="P702">2.3.3.1 Общие<text:s/>характеристики «Блок вариантов использования»</text:p>
      <text:p text:style-name="P703">2.3.3.1.1 Внешние ограничения</text:p>
      <text:p text:style-name="P704">2.3.3.1.1.1 Действующие стандарты</text:p>
      <text:p text:style-name="P705">Не используются.</text:p>
      <text:p text:style-name="P706">2.3.3.1.1.2 Ограничения на совместимость</text:p>
      <text:p text:style-name="P707">Не существует программных изделий, совместимых с данным программным продуктом.</text:p>
      <text:p text:style-name="P708">2.3.3.1.1.3 Программные ограничения</text:p>
      <text:p text:style-name="P709"><text:span text:style-name="T710">Данная программа работает с любыми операционными системами семейства<text:s/></text:span><text:span text:style-name="T711">Windows</text:span><text:span text:style-name="T712"><text:s/>или<text:s/></text:span><text:span text:style-name="T713">Linux</text:span><text:span text:style-name="T714">, поддерживающих работу языка программирования<text:s/></text:span><text:span text:style-name="T715">Python</text:span><text:span text:style-name="T716"><text:s/>не ниже версии 3.х</text:span><text:span text:style-name="T717">.</text:span></text:p>
      <text:p text:style-name="P718">2.3.3.1.1.4 Аппаратные ограничения</text:p>
      <text:p text:style-name="P719"><text:span text:style-name="T720">Для эксплуатации<text:s/></text:span><text:span text:style-name="T721">разрабатываемого программного обеспечения<text:s/></text:span><text:span text:style-name="T722">IBM</text:span><text:span text:style-name="T723">-</text:span><text:span text:style-name="T724">PC</text:span><text:span text:style-name="T725"><text:s/>совместимый компьютер, поддерживающий архитектуру х86.</text:span></text:p>
      <text:p text:style-name="P726">2.3.3.1.2 Внешние характеристики</text:p>
      <text:p text:style-name="P727">2.3.3.1.2.1 Результаты работы блока вариантов использования</text:p>
      <text:soft-page-break/>
      <text:p text:style-name="P728">Обработанные данные абонентов формируются в список и передаются в блок представления выходных данных.</text:p>
      <text:p text:style-name="P729">2.3.3.1.2.2 Процессы блока вариантов использования</text:p>
      <text:p text:style-name="P730">Блок вариантов использования, выполняет обработку принятого списка номеров исходного формата, в новый формат, с учетом использования правил преобразования.</text:p>
      <text:p text:style-name="P731">2.3.3.1.2.3 Входы блока вариантов использования</text:p>
      <text:p text:style-name="P732">- Набор правил использования.</text:p>
      <text:p text:style-name="P733"><text:span text:style-name="T734">- C</text:span><text:span text:style-name="T735">писок обрабатываемых номеров</text:span><text:span text:style-name="T736">.</text:span></text:p>
      <text:p text:style-name="P737">2.3.3.1.3 Эргономические характеристики</text:p>
      <text:p text:style-name="P738">2.3.3.1.3.1 Безопасность и секретность</text:p>
      <text:p text:style-name="P739">Программное обеспечение не предназначено для распространения в открытом виде. За сохранение конфиденциальной информации и распространение обрабатываемых данных несет ответственность пользователь.</text:p>
      <text:p text:style-name="P740">2.3.3.1.3.2 Надёжность</text:p>
      <text:p text:style-name="P741">Некорректность входных данных или содержание некорректных данных в конфигурации может приводить к сбою системы. В случае появления сбоя, для восстановления работоспособности выполняется устранением ошибок во входных данных или в конфигурации, на основании анализа сбоя. В программе реализуется контроль типа и значений в вводимых данных и конфигурации.</text:p>
      <text:p text:style-name="P742"><text:tab/>2.3.3.1.3.3<text:s/>Рестарт</text:p>
      <text:p text:style-name="P743"><text:tab/>В программе отсутствует информация, которую периодически сохранять для возобновления работы после отказа блока питания компьютера. Все необходимые для работы данные содержатся в конфигурационных файлах, которые из самой программы не изменяются.</text:p>
      <text:p text:style-name="P744"><text:tab/>2.3.3.1.3.4 Соответствие требованиям заказчика</text:p>
      <text:soft-page-break/>
      <text:p text:style-name="P745">Система должна соответствовать требованиям технического задания.</text:p>
      <text:p text:style-name="P746"><text:tab/>2.3.3.1.3.5 Рабочие характеристики</text:p>
      <text:p text:style-name="P747"><text:tab/>Программа не накладывает никаких ограничений на конфигурацию, помимо ограничений, определяемых оборудованием.</text:p>
      <text:p text:style-name="P748"><text:tab/>2.3.3.1.3.6 Обеспечение эксплуатации</text:p>
      <text:p text:style-name="P749"><text:tab/>Никаких требований к условиям эксплуатации не выдвигается. Для выполнения работы требуется квалифицированный персонал.</text:p>
      <text:p text:style-name="P750"><text:span text:style-name="T751"><text:tab/>Работа программного изделия начинается с запуска исполняемого файла. Вся информация о ходе рабо</text:span><text:span text:style-name="T752">ты записывается в лог-файл<text:s/></text:span><text:span text:style-name="T753">migrate</text:span><text:span text:style-name="T754">.</text:span><text:span text:style-name="T755">log</text:span><text:span text:style-name="T756">.<text:s/></text:span><text:span text:style-name="T757">Завершение работы программы происходит автоматически при завершении обработки всех исходных данных в консольном режиме работы или действиями оператора в графическом режиме.</text:span></text:p>
      <text:p text:style-name="P758"><text:tab/>2.3.3.1.3.7 Мобильность</text:p>
      <text:p text:style-name="P759"><text:tab/>Данный программный продукт распространяется с открытым исходным кодом.</text:p>
      <text:p text:style-name="P760"><text:tab/>2.3.3.1.4 Внутренние характеристики</text:p>
      <text:p text:style-name="P761"><text:tab/>2.3.3.1.4.1 Удобство сопровождения</text:p>
      <text:p text:style-name="P762"><text:span text:style-name="T763"><text:tab/>Программы не компилируется. Команды выполняются непосредственно интерпретатором языка<text:s/></text:span><text:span text:style-name="T764">Python</text:span><text:span text:style-name="T765">, что дает разработчику или че</text:span><text:span text:style-name="T766">ловеку, занимающемуся сопровождением данного ПО, достаточно полную информацию о работе программы.</text:span></text:p>
      <text:p text:style-name="P767"><text:tab/>2.3.3.1.4.2 Алгоритмы</text:p>
      <text:p text:style-name="P768"><text:tab/>Подлежат описанию во внутренней спецификации.</text:p>
      <text:p text:style-name="P769"/>
      <text:p text:style-name="P770">2.3.3.2 Общие характеристики функции «Блок конфигураций»</text:p>
      <text:p text:style-name="P771">Все пропущенные пункты см. в<text:s/>п.2.3.3.1.</text:p>
      <text:p text:style-name="P772">2.3.3.2.2 Внешние характеристики</text:p>
      <text:soft-page-break/>
      <text:p text:style-name="P773">2.3.3.2.2.1 Результаты работы блока конфигураций</text:p>
      <text:p text:style-name="P774">Формируется объект, содержащий все конфигурационные данные.</text:p>
      <text:p text:style-name="P775">2.3.3.2.2.2 Процессы блока конфигураций</text:p>
      <text:p text:style-name="P776">Блок конфигураций считывает о обрабатывает основной конфигурационный файл, в котором указаны ссылки на загрузку исходных данных и необходимых шаблонов конфигураций. Считанные данные формируются как атрибуты объекта конфигурации.<text:s/></text:p>
      <text:p text:style-name="P777"><text:span text:style-name="T778">2.3.3.2.2.3 Входы блока конфигураций</text:span></text:p>
      <text:p text:style-name="P779">В качестве входных данных принимается словарь с исходными конфигурационными данными.</text:p>
      <text:p text:style-name="P780">2.3.3.3 Общие характеристики «Блок интерфейса пользователя»</text:p>
      <text:p text:style-name="P781">Все пропущенные пункты см. в п.2.3.3.1.</text:p>
      <text:p text:style-name="P782">2.3.3.3.2 Внешние характеристики</text:p>
      <text:p text:style-name="P783">2.3.3.3.2.1 Результаты работы блока интерфейса пользователя</text:p>
      <text:p text:style-name="P784">Результатом работы блока «Интерфейс пользователя» являются:</text:p>
      <text:p text:style-name="P785">- отображение на экране правил конфигурации и флагов(режимов) обработки подготавливаемых данных.</text:p>
      <text:p text:style-name="P786">- формирование и редактирование правил обработки в графическом режиме.</text:p>
      <text:p text:style-name="P787">- отображение процесса обработки(конвертирования) исходных<text:s/>данных.</text:p>
      <text:p text:style-name="P788">- просмотр лог-файла.</text:p>
      <text:p text:style-name="P789">2.3.3.3.2.2 Процессы блока интерфейса пользователя</text:p>
      <text:p text:style-name="P790">Блок «Интерфейс пользователя» выполняет следующие процессы:</text:p>
      <text:p text:style-name="P791">- Преобразование в удобное для понимания представление конфигурационных данных и управления ими.</text:p>
      <text:p text:style-name="P792">- Обработка клавиш навигации.</text:p>
      <text:soft-page-break/>
      <text:p text:style-name="P793">2.3.3.2.2.3 Входы блока интерфейса пользователя</text:p>
      <text:p text:style-name="P794">- Значения полей и флагов управления, введённые пользователем в графическом окне.</text:p>
      <text:p text:style-name="P795">- выходные данные потока обработки.</text:p>
      <text:p text:style-name="P796">2.3.3.4 Общие характеристики «Блок обработки входных данных АТС»</text:p>
      <text:p text:style-name="P797">Все<text:s/>пропущенные пункты см. в п.2.3.3.1.</text:p>
      <text:p text:style-name="P798">2.3.3.4.2 Внешние характеристики</text:p>
      <text:p text:style-name="P799">2.3.3.4.2.1 Результаты работы блока обработки входных данных АТС</text:p>
      <text:p text:style-name="P800">Формируется список объектов исходной базы данных.<text:s/></text:p>
      <text:p text:style-name="P801">2.3.3.4.2.2 Процессы блока обработки входных данных АТС</text:p>
      <text:p text:style-name="P802">Блок «Обработки<text:s/>входных данных АТС» выполняет следующие процессы:</text:p>
      <text:p text:style-name="P803">- Обработка исходной базы номеров и вычисление необходимых свойств и атрибутов каждого номера.<text:s/></text:p>
      <text:p text:style-name="P804">- Перенос обработанных данных абонентов в новую модель, использующуюся для дальнейшей обработки в конвертере.</text:p>
      <text:p text:style-name="P805">2.3.3.4.2.3 Входы блока обработки входных данных АТС</text:p>
      <text:p text:style-name="P806">В качестве входных данных принимается исходная база номеров АТС и конфигурационные данные.</text:p>
      <text:p text:style-name="P807">2.3.3.5 Общие характеристики «Блок представления выходных данных»</text:p>
      <text:p text:style-name="P808">Все пропущенные пункты см. в п.2.3.3.1.</text:p>
      <text:p text:style-name="P809">2.3.3.5.2 Внешние характеристики</text:p>
      <text:p text:style-name="P810">2.3.3.5.2.1 Результаты работы блока представления выходных данных</text:p>
      <text:p text:style-name="P811"><text:span text:style-name="T812">На основании обработанной базы номеров, формируются списки объектов, с требуемым представлением данных, для последующего использования в импорте на<text:s/></text:span><text:span text:style-name="T813">vIMS</text:span><text:span text:style-name="T814">.</text:span></text:p>
      <text:soft-page-break/>
      <text:p text:style-name="P815">2.3.3.5.2.2 Процессы блока представления выходных данных</text:p>
      <text:p text:style-name="P816">Используются следующие процессы:</text:p>
      <text:p text:style-name="P817"><text:span text:style-name="T818">- формирование объектов из обработанной базы номеров с использованием шаблонов конфигурации, в формат, необходимый для последующего импорта в БД<text:s/></text:span><text:span text:style-name="T819">vIMS</text:span><text:span text:style-name="T820">.</text:span></text:p>
      <text:p text:style-name="P821">2.3.3.5.2.3 Входы блока<text:s/>представления выходных данных</text:p>
      <text:p text:style-name="P822">В качестве входных данных принимается обработанный список номеров и шаблоны конфигурации.</text:p>
      <text:p text:style-name="P823">2.3.3.6 Общие характеристики функции «Блок чтения и записи данных»</text:p>
      <text:p text:style-name="P824">Все пропущенные пункты см. в п.2.3.3.1.</text:p>
      <text:p text:style-name="P825">2.3.3.6.2 Внешние характеристики</text:p>
      <text:p text:style-name="P826">2.3.3.6.2.1 Результаты работы блока чтения и записи данных</text:p>
      <text:p text:style-name="P827">Результатом работы «Блока чтения и записи данных» является запись или чтение указанных файлов в нужном формате.</text:p>
      <text:p text:style-name="P828"><text:s/>2.3.3.6.2.2 Процессы блока чтения и записи данных</text:p>
      <text:p text:style-name="P829">В блоке чтение и записи<text:s/>данных выполняются следующие процессы:</text:p>
      <text:p text:style-name="P830">- чтение указанных файлов в заданном формате.</text:p>
      <text:p text:style-name="P831">- запись данных в указанном формате.</text:p>
      <text:p text:style-name="P832">2.3.3.6.2.3 Входы блока чтения и записи данных</text:p>
      <text:p text:style-name="P833">Информация, подающаяся на входы блока чтения и записи данных, зависит от направления движения этих данных:</text:p>
      <text:p text:style-name="P834">- Для чтения, на входы подаются данные о расположении запрашиваемого файла.</text:p>
      <text:p text:style-name="P835">- Для записи – имя файла и данные.<text:s/></text:p>
      <text:p text:style-name="P836"/>
      <text:soft-page-break/>
      <text:p text:style-name="P837">2.3.4 Внутренние ограничения</text:p>
      <text:p text:style-name="P838">Единственные ограничения, которые накладываются на данное ПО, связаны с ограничениями операционной системы (частота процессора, количество оперативной памяти и т.д.), влияющих на время обработки больших массивов данных.</text:p>
      <text:p text:style-name="P839">2.4 Используемые материалы</text:p>
      <text:p text:style-name="P840">2.4.1 Справочные документы</text:p>
      <text:p text:style-name="P841">Отсутствуют.</text:p>
      <text:p text:style-name="P842">2.5 Передача заказчику и ввод в действие</text:p>
      <text:p text:style-name="P843">2.5.1 Средства защиты<text:s/>права собственности на изделие</text:p>
      <text:p text:style-name="P844">Соблюдение прав собственности не требуется.</text:p>
      <text:p text:style-name="P845">2.5.2 Ресурсы, обеспечивающие ввод в действие</text:p>
      <text:p text:style-name="P846"><text:span text:style-name="T847">Для выполнения работы требуется квалифицированный персонал, знающий структуру данных переносимой АТС, а также, обладающий навыками раб</text:span><text:span text:style-name="T848">оты на<text:s/></text:span><text:span text:style-name="T849">vIMS</text:span><text:span text:style-name="T850">.</text:span></text:p>
      <text:p text:style-name="P851"><text:span text:style-name="T852">ПО разворачивается и работает на любой ОС семейства<text:s/></text:span><text:span text:style-name="T853">Windows</text:span><text:span text:style-name="T854"><text:s/>или<text:s/></text:span><text:span text:style-name="T855">Linux</text:span><text:span text:style-name="T856">, поддерживающих работу языка программирования<text:s/></text:span><text:span text:style-name="T857">Python</text:span><text:span text:style-name="T858"><text:s/>не ниже версии 3.х.</text:span></text:p>
      <text:p text:style-name="P859">2.5.3 Носители информации</text:p>
      <text:p text:style-name="P860">В качестве носителя информации может использоваться любое доступное устройство хранения с возможность чтения и записи, а также разрешённых прав для доступа к данному носителю от имени пользователя запускающего ПО.<text:s/></text:p>
      <text:p text:style-name="P861"/>
      <text:p text:style-name="P862"/>
      <text:p text:style-name="P863"/>
      <text:p text:style-name="P864"/>
      <text:soft-page-break/>
      <text:p text:style-name="P865">2.6 Тактика</text:p>
      <text:p text:style-name="P866">2.6.1 Взаимосвязи</text:p>
      <text:p text:style-name="P867">2.6.1.1 Требуемые взаимосвязи</text:p>
      <text:p text:style-name="P868">Не выдвигаются требования к другим изделиям.</text:p>
      <text:p text:style-name="P869">2.6.1.2<text:s/>Обеспечение взаимосвязи</text:p>
      <text:p text:style-name="P870">Требования других изделий к программе отсутствуют.</text:p>
      <text:p text:style-name="P871">2.6.2 Техническая ревизионная комиссия</text:p>
      <text:p text:style-name="P872">Создание ревизионной комиссии не требуется.</text:p>
      <text:p text:style-name="P873">2.6.3 Проверка изделия</text:p>
      <text:p text:style-name="P874">2.6.3.1<text:s/>Уровни испытаний</text:p>
      <table:table table:style-name="Table875">
        <table:table-columns>
          <table:table-column table:style-name="TableColumn876"/>
          <table:table-column table:style-name="TableColumn877"/>
          <table:table-column table:style-name="TableColumn878"/>
          <table:table-column table:style-name="TableColumn879"/>
        </table:table-columns>
        <table:table-row table:style-name="TableRow880">
          <table:table-cell table:style-name="TableCell881" table:number-rows-spanned="2">
            <text:p text:style-name="P882">Категория испытаний</text:p>
          </table:table-cell>
          <table:table-cell table:style-name="TableCell883" table:number-columns-spanned="3">
            <text:p text:style-name="P884">Класс испытаний</text:p>
          </table:table-cell>
          <table:covered-table-cell/>
          <table:covered-table-cell/>
        </table:table-row>
        <table:table-row table:style-name="TableRow885">
          <table:covered-table-cell>
            <text:p text:style-name="P886"/>
          </table:covered-table-cell>
          <table:table-cell table:style-name="TableCell887">
            <text:p text:style-name="P888">А</text:p>
          </table:table-cell>
          <table:table-cell table:style-name="TableCell889">
            <text:p text:style-name="P890">В</text:p>
          </table:table-cell>
          <table:table-cell table:style-name="TableCell891">
            <text:p text:style-name="P892">С</text:p>
          </table:table-cell>
        </table:table-row>
        <table:table-row table:style-name="TableRow893">
          <table:table-cell table:style-name="TableCell894">
            <text:p text:style-name="P895">Демонстрация в действии</text:p>
          </table:table-cell>
          <table:table-cell table:style-name="TableCell896">
            <text:p text:style-name="P897"/>
          </table:table-cell>
          <table:table-cell table:style-name="TableCell898">
            <text:p text:style-name="P899">Р</text:p>
          </table:table-cell>
          <table:table-cell table:style-name="TableCell900">
            <text:p text:style-name="P901">/</text:p>
          </table:table-cell>
        </table:table-row>
        <table:table-row table:style-name="TableRow902">
          <table:table-cell table:style-name="TableCell903">
            <text:p text:style-name="P904">Аттестация</text:p>
          </table:table-cell>
          <table:table-cell table:style-name="TableCell905">
            <text:p text:style-name="P906"/>
          </table:table-cell>
          <table:table-cell table:style-name="TableCell907">
            <text:p text:style-name="P908"/>
          </table:table-cell>
          <table:table-cell table:style-name="TableCell909">
            <text:p text:style-name="P910">/</text:p>
          </table:table-cell>
        </table:table-row>
        <table:table-row table:style-name="TableRow911">
          <table:table-cell table:style-name="TableCell912">
            <text:p text:style-name="P913">Полная функциональная проверка</text:p>
          </table:table-cell>
          <table:table-cell table:style-name="TableCell914">
            <text:p text:style-name="P915"/>
          </table:table-cell>
          <table:table-cell table:style-name="TableCell916">
            <text:p text:style-name="P917">Р</text:p>
          </table:table-cell>
          <table:table-cell table:style-name="TableCell918">
            <text:p text:style-name="P919">/</text:p>
          </table:table-cell>
        </table:table-row>
        <table:table-row table:style-name="TableRow920">
          <table:table-cell table:style-name="TableCell921">
            <text:p text:style-name="P922">Проверка новых свойств</text:p>
          </table:table-cell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  <table:table-cell table:style-name="TableCell927">
            <text:p text:style-name="P928">/</text:p>
          </table:table-cell>
        </table:table-row>
        <table:table-row table:style-name="TableRow929">
          <table:table-cell table:style-name="TableCell930">
            <text:p text:style-name="P931">Эксплуатационные испытания</text:p>
          </table:table-cell>
          <table:table-cell table:style-name="TableCell932">
            <text:p text:style-name="P933"/>
          </table:table-cell>
          <table:table-cell table:style-name="TableCell934">
            <text:p text:style-name="P935"/>
          </table:table-cell>
          <table:table-cell table:style-name="TableCell936">
            <text:p text:style-name="P937">/</text:p>
          </table:table-cell>
        </table:table-row>
        <table:table-row table:style-name="TableRow938">
          <table:table-cell table:style-name="TableCell939">
            <text:p text:style-name="P940">Испытания надежности</text:p>
          </table:table-cell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  <table:table-cell table:style-name="TableCell945">
            <text:p text:style-name="P946">/</text:p>
          </table:table-cell>
        </table:table-row>
        <table:table-row table:style-name="TableRow947">
          <table:table-cell table:style-name="TableCell948">
            <text:p text:style-name="P949">Проверка устойчивости</text:p>
          </table:table-cell>
          <table:table-cell table:style-name="TableCell950">
            <text:p text:style-name="P951"/>
          </table:table-cell>
          <table:table-cell table:style-name="TableCell952">
            <text:p text:style-name="P953"/>
          </table:table-cell>
          <table:table-cell table:style-name="TableCell954">
            <text:p text:style-name="P955">/</text:p>
          </table:table-cell>
        </table:table-row>
        <table:table-row table:style-name="TableRow956">
          <table:table-cell table:style-name="TableCell957">
            <text:p text:style-name="P958">Возвратная проверка</text:p>
          </table:table-cell>
          <table:table-cell table:style-name="TableCell959">
            <text:p text:style-name="P960"/>
          </table:table-cell>
          <table:table-cell table:style-name="TableCell961">
            <text:p text:style-name="P962"/>
          </table:table-cell>
          <table:table-cell table:style-name="TableCell963">
            <text:p text:style-name="P964">/</text:p>
          </table:table-cell>
        </table:table-row>
        <table:table-row table:style-name="TableRow965">
          <table:table-cell table:style-name="TableCell966">
            <text:p text:style-name="P967">Пусковые испытания</text:p>
          </table:table-cell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  <table:table-cell table:style-name="TableCell972">
            <text:p text:style-name="P973">/</text:p>
          </table:table-cell>
        </table:table-row>
        <table:table-row table:style-name="TableRow974">
          <table:table-cell table:style-name="TableCell975">
            <text:p text:style-name="P976">Испытания конфигураций</text:p>
          </table:table-cell>
          <table:table-cell table:style-name="TableCell977">
            <text:p text:style-name="P978"/>
          </table:table-cell>
          <table:table-cell table:style-name="TableCell979">
            <text:p text:style-name="P980">Р</text:p>
          </table:table-cell>
          <table:table-cell table:style-name="TableCell981">
            <text:p text:style-name="P982">/</text:p>
          </table:table-cell>
        </table:table-row>
        <table:table-row table:style-name="TableRow983">
          <table:table-cell table:style-name="TableCell984" table:number-columns-spanned="4">
            <text:p text:style-name="P985">Режимы испытаний</text:p>
            <text:soft-page-break/>
            <text:p text:style-name="P986"><text:span text:style-name="T987">I</text:span><text:span text:style-name="T988"><text:s/>– проводятся группой испытаний <text:s text:c="13"/>( <text:s text:c="4"/>)</text:span></text:p>
            <text:p text:style-name="P989"><text:span text:style-name="T990">II</text:span><text:span text:style-name="T991"><text:s/>– контролируются группой испытаний <text:s text:c="3"/>(Х <text:s text:c="2"/>)</text:span></text:p>
            <text:p text:style-name="P992"><text:span text:style-name="T993">III</text:span><text:span text:style-name="T994"><text:s/>– группа испытаний не участвует <text:s text:c="2"/>( <text:s text:c="5"/>)</text:span></text:p>
          </table:table-cell>
          <table:covered-table-cell/>
          <table:covered-table-cell/>
          <table:covered-table-cell/>
        </table:table-row>
        <text:soft-page-break/>
        <table:table-row table:style-name="TableRow995">
          <table:table-cell table:style-name="TableCell996" table:number-columns-spanned="4">
            <text:p text:style-name="P997">Подразделения, проводящие испытания</text:p>
            <text:p text:style-name="P998">Р – группа разработки</text:p>
            <text:p text:style-name="P999">И – группа испытаний</text:p>
            <text:p text:style-name="P1000">О – группа обслуживания</text:p>
            <text:p text:style-name="P1001">/ - испытания исключены</text:p>
          </table:table-cell>
          <table:covered-table-cell/>
          <table:covered-table-cell/>
          <table:covered-table-cell/>
        </table:table-row>
      </table:table>
      <text:p text:style-name="P1002"/>
      <text:p text:style-name="P1003">2.6.3.2 Эталоны для сравнения</text:p>
      <text:p text:style-name="P1004">Отсутствуют.</text:p>
      <text:p text:style-name="P1005">2.6.4 Обеспечение поддержки</text:p>
      <text:p text:style-name="P1006">2.6.4.1 Мероприятия,<text:s/>обеспечивающие продвижение программного обеспечения на рынок – не производятся.</text:p>
      <text:p text:style-name="P1007">2.6.4.2 Мероприятия, связанные с обучением</text:p>
      <text:p text:style-name="P1008">Персонал, выполняющий миграцию номеров с <text:s/>использованием конвертера, требуется обучить приемам работы с ним и вариантам использования.</text:p>
      <text:p text:style-name="P1009">2.6.4.3 Средства, обеспечивающие модернизацию программного изделия</text:p>
      <text:p text:style-name="P1010">Не предусматриваются.</text:p>
      <text:p text:style-name="P1011">2.7 Извещение об изменении календарных сроков</text:p>
      <text:p text:style-name="P1012">Не предусматривается.</text:p>
      <text:p text:style-name="P1013"/>
      <text:p text:style-name="P1014"/>
      <text:p text:style-name="P10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Liberation Serif" style:font-name-asian="Noto Sans CJK SC Regular" style:font-name-complex="Lohit Devanagari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4923in" text:min-label-width="0.2604in" text:list-level-position-and-space-mode="label-alignment">
          <style:list-level-label-alignment text:label-followed-by="listtab" fo:margin-left="0.7527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1.25in" text:list-level-position-and-space-mode="label-alignment">
          <style:list-level-label-alignment text:label-followed-by="listtab" fo:margin-left="4.2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4in" text:min-label-width="1.5in" text:list-level-position-and-space-mode="label-alignment">
          <style:list-level-label-alignment text:label-followed-by="listtab" fo:margin-left="5.5in" fo:text-indent="-1.5in"/>
        </style:list-level-properties>
      </text:list-level-style-number>
    </text:list-style>
    <text:list-style style:name="LFO5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5902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ubenshchikov Oleg</dc:creator>
    <meta:creation-date>2018-11-05T07:49:00Z</meta:creation-date>
    <dc:date>2018-12-05T03:43:00Z</dc:date>
    <meta:template xlink:href="Normal.dotm" xlink:type="simple"/>
    <meta:editing-cycles>36</meta:editing-cycles>
    <meta:editing-duration>PT38100S</meta:editing-duration>
    <meta:document-statistic meta:page-count="21" meta:paragraph-count="39" meta:word-count="2921" meta:character-count="19537" meta:row-count="138" meta:non-whitespace-character-count="16655"/>
  </office:meta>
</office:document-meta>
</file>